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3.445cm"/>
    </style:style>
    <style:style style:name="Tableau1.B" style:family="table-column">
      <style:table-column-properties style:column-width="2.835cm"/>
    </style:style>
    <style:style style:name="Tableau1.C" style:family="table-column">
      <style:table-column-properties style:column-width="10.719cm"/>
    </style:style>
    <style:style style:name="Tableau1.1" style:family="table-row">
      <style:table-row-properties style:min-row-height="0.522cm"/>
    </style:style>
    <style:style style:name="Tableau1.A1" style:family="table-cell">
      <style:table-cell-properties style:vertical-align="middle" fo:padding="0.049cm" fo:border="none"/>
    </style:style>
    <style:style style:name="Tableau1.2" style:family="table-row">
      <style:table-row-properties style:min-row-height="0.549cm"/>
    </style:style>
    <style:style style:name="Tableau1.A2" style:family="table-cell">
      <style:table-cell-properties style:vertical-align="middle" fo:background-color="#eeeeee" fo:padding="0.049cm" fo:border="none">
        <style:background-image/>
      </style:table-cell-properties>
    </style:style>
    <style:style style:name="Tableau1.36" style:family="table-row">
      <style:table-row-properties style:min-row-height="1.342cm"/>
    </style:style>
    <style:style style:name="Tableau1.38" style:family="table-row">
      <style:table-row-properties style:min-row-height="0.945cm"/>
    </style:style>
    <style:style style:name="Tableau1.A38" style:family="table-cell">
      <style:table-cell-properties style:vertical-align="middle" fo:background-color="#ffffff" fo:padding="0.049cm" fo:border="none">
        <style:background-image/>
      </style:table-cell-properties>
    </style:style>
    <style:style style:name="Tableau1.43" style:family="table-row">
      <style:table-row-properties style:min-row-height="2.136cm"/>
    </style:style>
    <style:style style:name="Tableau1.60" style:family="table-row">
      <style:table-row-properties style:min-row-height="1.739cm"/>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officeooo:rsid="0014c17f"/>
    </style:style>
    <style:style style:name="T3"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12pt" style:language-asian="fr" style:country-asian="FR" style:font-style-asian="normal" style:font-weight-asian="normal" style:font-name-complex="DejaVu Sans" style:font-size-complex="12pt" style:language-complex="fr" style:country-complex="F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33132448" text:id="ct33132448">
          <text:insertion>
            <office:change-info>
              <dc:creator>D B</dc:creator>
              <dc:date>2012-11-26T12:12:00</dc:date>
            </office:change-info>
          </text:insertion>
        </text:changed-region>
        <text:changed-region xml:id="ct33130512" text:id="ct33130512">
          <text:deletion>
            <office:change-info>
              <dc:creator>D B</dc:creator>
              <dc:date>2012-11-26T12:12:00</dc:date>
            </office:change-info>
            <text:p text:style-name="Text_20_body">y a</text:p>
          </text:deletion>
        </text:changed-region>
        <text:changed-region xml:id="ct33080352" text:id="ct33080352">
          <text:insertion>
            <office:change-info>
              <dc:creator>D B</dc:creator>
              <dc:date>2012-11-26T12:13:00</dc:date>
            </office:change-info>
          </text:insertion>
        </text:changed-region>
        <text:changed-region xml:id="ct33130320" text:id="ct33130320">
          <text:deletion>
            <office:change-info>
              <dc:creator>D B</dc:creator>
              <dc:date>2012-11-26T12:13:00</dc:date>
            </office:change-info>
            <text:p text:style-name="Text_20_body">,</text:p>
          </text:deletion>
        </text:changed-region>
        <text:changed-region xml:id="ct33134064" text:id="ct33134064">
          <text:insertion>
            <office:change-info>
              <dc:creator>D B</dc:creator>
              <dc:date>2012-11-26T12:13:00</dc:date>
            </office:change-info>
          </text:insertion>
        </text:changed-region>
        <text:changed-region xml:id="ct33175472" text:id="ct33175472">
          <text:deletion>
            <office:change-info>
              <dc:creator>D B</dc:creator>
              <dc:date>2012-11-26T12:13:00</dc:date>
            </office:change-info>
            <text:p text:style-name="P1">s</text:p>
          </text:deletion>
        </text:changed-region>
        <text:changed-region xml:id="ct33174800" text:id="ct33174800">
          <text:insertion>
            <office:change-info>
              <dc:creator>D B</dc:creator>
              <dc:date>2012-11-26T12:13:00</dc:date>
            </office:change-info>
          </text:insertion>
        </text:changed-region>
        <text:changed-region xml:id="ct33188096" text:id="ct33188096">
          <text:deletion>
            <office:change-info>
              <dc:creator>D B</dc:creator>
              <dc:date>2012-11-26T12:14:00</dc:date>
            </office:change-info>
            <text:p text:style-name="P1">pmap</text:p>
          </text:deletion>
        </text:changed-region>
        <text:changed-region xml:id="ct33194736" text:id="ct33194736">
          <text:insertion>
            <office:change-info>
              <dc:creator>D B</dc:creator>
              <dc:date>2012-11-26T12:14:00</dc:date>
            </office:change-info>
          </text:insertion>
        </text:changed-region>
        <text:changed-region xml:id="ct33194336" text:id="ct33194336">
          <text:deletion>
            <office:change-info>
              <dc:creator>D B</dc:creator>
              <dc:date>2012-11-26T12:14:00</dc:date>
            </office:change-info>
            <text:p text:style-name="P1">controller</text:p>
          </text:deletion>
        </text:changed-region>
        <text:changed-region xml:id="ct33194528" text:id="ct33194528">
          <text:insertion>
            <office:change-info>
              <dc:creator>D B</dc:creator>
              <dc:date>2012-11-26T12:14:00</dc:date>
            </office:change-info>
          </text:insertion>
        </text:changed-region>
        <text:changed-region xml:id="ct33194032" text:id="ct33194032">
          <text:deletion>
            <office:change-info>
              <dc:creator>D B</dc:creator>
              <dc:date>2012-11-26T12:14:00</dc:date>
            </office:change-info>
            <text:p text:style-name="P1">i</text:p>
          </text:deletion>
        </text:changed-region>
        <text:changed-region xml:id="ct31619872" text:id="ct31619872">
          <text:insertion>
            <office:change-info>
              <dc:creator>D B</dc:creator>
              <dc:date>2012-11-26T12:14:00</dc:date>
            </office:change-info>
          </text:insertion>
        </text:changed-region>
        <text:changed-region xml:id="ct33199664" text:id="ct33199664">
          <text:insertion>
            <office:change-info>
              <dc:creator>D B</dc:creator>
              <dc:date>2012-11-26T12:15:00</dc:date>
            </office:change-info>
          </text:insertion>
        </text:changed-region>
        <text:changed-region xml:id="ct33199856" text:id="ct33199856">
          <text:insertion>
            <office:change-info>
              <dc:creator>D B</dc:creator>
              <dc:date>2012-11-26T12:15:00</dc:date>
            </office:change-info>
          </text:insertion>
        </text:changed-region>
        <text:changed-region xml:id="ct33196496" text:id="ct33196496">
          <text:deletion>
            <office:change-info>
              <dc:creator>D B</dc:creator>
              <dc:date>2012-11-26T12:15:00</dc:date>
            </office:change-info>
            <text:p text:style-name="P1">,</text:p>
          </text:deletion>
        </text:changed-region>
        <text:changed-region xml:id="ct33196688" text:id="ct33196688">
          <text:insertion>
            <office:change-info>
              <dc:creator>D B</dc:creator>
              <dc:date>2012-11-26T12:15:00</dc:date>
            </office:change-info>
          </text:insertion>
        </text:changed-region>
        <text:changed-region xml:id="ct33202368" text:id="ct33202368">
          <text:deletion>
            <office:change-info>
              <dc:creator>D B</dc:creator>
              <dc:date>2012-11-26T12:15:00</dc:date>
            </office:change-info>
            <text:p text:style-name="P1">er</text:p>
          </text:deletion>
        </text:changed-region>
        <text:changed-region xml:id="ct33202064" text:id="ct33202064">
          <text:insertion>
            <office:change-info>
              <dc:creator>D B</dc:creator>
              <dc:date>2012-11-26T12:15:00</dc:date>
            </office:change-info>
          </text:insertion>
        </text:changed-region>
        <text:changed-region xml:id="ct33203616" text:id="ct33203616">
          <text:deletion>
            <office:change-info>
              <dc:creator>D B</dc:creator>
              <dc:date>2012-11-26T12:15:00</dc:date>
            </office:change-info>
            <text:p text:style-name="P1">Possède</text:p>
          </text:deletion>
        </text:changed-region>
        <text:changed-region xml:id="ct33204352" text:id="ct33204352">
          <text:insertion>
            <office:change-info>
              <dc:creator>D B</dc:creator>
              <dc:date>2012-11-26T12:15:00</dc:date>
            </office:change-info>
          </text:insertion>
        </text:changed-region>
        <text:changed-region xml:id="ct33204064" text:id="ct33204064">
          <text:insertion>
            <office:change-info>
              <dc:creator>D B</dc:creator>
              <dc:date>2012-11-26T12:15:00</dc:date>
            </office:change-info>
          </text:insertion>
        </text:changed-region>
        <text:changed-region xml:id="ct31621392" text:id="ct31621392">
          <text:deletion>
            <office:change-info>
              <dc:creator>D B</dc:creator>
              <dc:date>2012-11-26T12:15:00</dc:date>
            </office:change-info>
            <text:p text:style-name="P1">serial</text:p>
          </text:deletion>
        </text:changed-region>
        <text:changed-region xml:id="ct33208960" text:id="ct33208960">
          <text:deletion>
            <office:change-info>
              <dc:creator>D B</dc:creator>
              <dc:date>2012-11-26T12:16:00</dc:date>
            </office:change-info>
            <text:p text:style-name="P1"><text:s/></text:p>
          </text:deletion>
        </text:changed-region>
        <text:changed-region xml:id="ct33227008" text:id="ct33227008">
          <text:insertion>
            <office:change-info>
              <dc:creator>D B</dc:creator>
              <dc:date>2012-11-26T12:16:00</dc:date>
            </office:change-info>
          </text:insertion>
        </text:changed-region>
        <text:changed-region xml:id="ct33234576" text:id="ct33234576">
          <text:insertion>
            <office:change-info>
              <dc:creator>D B</dc:creator>
              <dc:date>2012-11-26T12:16:00</dc:date>
            </office:change-info>
          </text:insertion>
        </text:changed-region>
        <text:changed-region xml:id="ct33238400" text:id="ct33238400">
          <text:insertion>
            <office:change-info>
              <dc:creator>D B</dc:creator>
              <dc:date>2012-11-26T12:16:00</dc:date>
            </office:change-info>
          </text:insertion>
        </text:changed-region>
        <text:changed-region xml:id="ct33243520" text:id="ct33243520">
          <text:insertion>
            <office:change-info>
              <dc:creator>kevin </dc:creator>
              <dc:date>2012-11-26T13:23:00</dc:date>
            </office:change-info>
          </text:insertion>
        </text:changed-region>
        <text:changed-region xml:id="ct33245840" text:id="ct33245840">
          <text:insertion>
            <office:change-info>
              <dc:creator>kevin </dc:creator>
              <dc:date>2012-11-26T13:21:00</dc:date>
            </office:change-info>
          </text:insertion>
        </text:changed-region>
        <text:changed-region xml:id="ct33245296" text:id="ct33245296">
          <text:insertion>
            <office:change-info>
              <dc:creator>kevin </dc:creator>
              <dc:date>2012-11-26T13:21:00</dc:date>
            </office:change-info>
          </text:insertion>
        </text:changed-region>
        <text:changed-region xml:id="ct33244992" text:id="ct33244992">
          <text:insertion>
            <office:change-info>
              <dc:creator>kevin </dc:creator>
              <dc:date>2012-11-26T13:22:00</dc:date>
            </office:change-info>
          </text:insertion>
        </text:changed-region>
        <text:changed-region xml:id="ct33240752" text:id="ct33240752">
          <text:insertion>
            <office:change-info>
              <dc:creator>kevin </dc:creator>
              <dc:date>2012-11-26T13:22:00</dc:date>
            </office:change-info>
          </text:insertion>
        </text:changed-region>
        <text:changed-region xml:id="ct31553536" text:id="ct31553536">
          <text:insertion>
            <office:change-info>
              <dc:creator>kevin </dc:creator>
              <dc:date>2012-11-26T13:22:00</dc:date>
            </office:change-info>
          </text:insertion>
        </text:changed-region>
        <text:changed-region xml:id="ct33244528" text:id="ct33244528">
          <text:insertion>
            <office:change-info>
              <dc:creator>kevin </dc:creator>
              <dc:date>2012-11-26T13:23:00</dc:date>
            </office:change-info>
          </text:insertion>
        </text:changed-region>
        <text:changed-region xml:id="ct33247392" text:id="ct33247392">
          <text:insertion>
            <office:change-info>
              <dc:creator>kevin </dc:creator>
              <dc:date>2012-11-26T13:31:00</dc:date>
            </office:change-info>
          </text:insertion>
        </text:changed-region>
        <text:changed-region xml:id="ct33247168" text:id="ct33247168">
          <text:insertion>
            <office:change-info>
              <dc:creator>kevin </dc:creator>
              <dc:date>2012-11-26T13:31:00</dc:date>
            </office:change-info>
          </text:insertion>
        </text:changed-region>
        <text:changed-region xml:id="ct33247872" text:id="ct33247872">
          <text:insertion>
            <office:change-info>
              <dc:creator>kevin </dc:creator>
              <dc:date>2012-11-26T13:32:00</dc:date>
            </office:change-info>
          </text:insertion>
        </text:changed-region>
        <text:changed-region xml:id="ct31554416" text:id="ct31554416">
          <text:insertion>
            <office:change-info>
              <dc:creator>kevin </dc:creator>
              <dc:date>2012-11-26T13:32:00</dc:date>
            </office:change-info>
          </text:insertion>
        </text:changed-region>
        <text:changed-region xml:id="ct33248528" text:id="ct33248528">
          <text:insertion>
            <office:change-info>
              <dc:creator>D B</dc:creator>
              <dc:date>2012-11-26T12:17:00</dc:date>
            </office:change-info>
          </text:insertion>
        </text:changed-region>
        <text:changed-region xml:id="ct33249824" text:id="ct33249824">
          <text:deletion>
            <office:change-info>
              <dc:creator>D B</dc:creator>
              <dc:date>2012-11-26T12:17:00</dc:date>
            </office:change-info>
            <text:p text:style-name="P2">unittaires</text:p>
          </text:deletion>
        </text:changed-region>
        <text:changed-region xml:id="ct33253040" text:id="ct33253040">
          <text:insertion>
            <office:change-info>
              <dc:creator>kevin </dc:creator>
              <dc:date>2012-11-26T13:51:00</dc:date>
            </office:change-info>
          </text:insertion>
        </text:changed-region>
        <text:changed-region xml:id="ct33266336" text:id="ct33266336">
          <text:insertion>
            <office:change-info>
              <dc:creator>kevin </dc:creator>
              <dc:date>2012-11-26T13:42:00</dc:date>
            </office:change-info>
          </text:insertion>
        </text:changed-region>
        <text:changed-region xml:id="ct33266528" text:id="ct33266528">
          <text:insertion>
            <office:change-info>
              <dc:creator>kevin </dc:creator>
              <dc:date>2012-11-26T13:42:00</dc:date>
            </office:change-info>
          </text:insertion>
        </text:changed-region>
        <text:changed-region xml:id="ct33268672" text:id="ct33268672">
          <text:deletion>
            <office:change-info>
              <dc:creator>kevin </dc:creator>
              <dc:date>2012-11-26T13:42:00</dc:date>
            </office:change-info>
            <text:p text:style-name="P1">t</text:p>
          </text:deletion>
        </text:changed-region>
        <text:changed-region xml:id="ct54330752" text:id="ct54330752">
          <text:insertion>
            <office:change-info>
              <dc:creator>kevin </dc:creator>
              <dc:date>2012-11-29T00:53:00</dc:date>
            </office:change-info>
          </text:insertion>
        </text:changed-region>
        <text:changed-region xml:id="ct54318240" text:id="ct54318240">
          <text:deletion>
            <office:change-info>
              <dc:creator>kevin </dc:creator>
              <dc:date>2012-11-29T00:53:00</dc:date>
            </office:change-info>
            <text:p text:style-name="P2"><text:a xlink:type="simple" xlink:href="https://github.com/seatgeek/fuzzywuzzy">F</text:a></text:p>
          </text:deletion>
        </text:changed-region>
        <text:changed-region xml:id="ct33278064" text:id="ct33278064">
          <text:insertion>
            <office:change-info>
              <dc:creator>kevin </dc:creator>
              <dc:date>2012-11-26T13:24:00</dc:date>
            </office:change-info>
          </text:insertion>
        </text:changed-region>
        <text:changed-region xml:id="ct33278352" text:id="ct33278352">
          <text:insertion>
            <office:change-info>
              <dc:creator>kevin </dc:creator>
              <dc:date>2012-11-26T13:24:00</dc:date>
            </office:change-info>
          </text:insertion>
        </text:changed-region>
        <text:changed-region xml:id="ct33278800" text:id="ct33278800">
          <text:insertion>
            <office:change-info>
              <dc:creator>kevin </dc:creator>
              <dc:date>2012-11-26T13:25:00</dc:date>
            </office:change-info>
          </text:insertion>
        </text:changed-region>
        <text:changed-region xml:id="ct33276528" text:id="ct33276528">
          <text:insertion>
            <office:change-info>
              <dc:creator>kevin </dc:creator>
              <dc:date>2012-11-26T13:25:00</dc:date>
            </office:change-info>
          </text:insertion>
        </text:changed-region>
        <text:changed-region xml:id="ct33276720" text:id="ct33276720">
          <text:insertion>
            <office:change-info>
              <dc:creator>kevin </dc:creator>
              <dc:date>2012-11-26T13:27:00</dc:date>
            </office:change-info>
          </text:insertion>
        </text:changed-region>
        <text:changed-region xml:id="ct33284288" text:id="ct33284288">
          <text:insertion>
            <office:change-info>
              <dc:creator>kevin </dc:creator>
              <dc:date>2012-11-26T13:27:00</dc:date>
            </office:change-info>
          </text:insertion>
        </text:changed-region>
        <text:changed-region xml:id="ct33280976" text:id="ct33280976">
          <text:insertion>
            <office:change-info>
              <dc:creator>kevin </dc:creator>
              <dc:date>2012-11-26T13:27:00</dc:date>
            </office:change-info>
          </text:insertion>
        </text:changed-region>
        <text:changed-region xml:id="ct33285488" text:id="ct33285488">
          <text:insertion>
            <office:change-info>
              <dc:creator>kevin </dc:creator>
              <dc:date>2012-11-26T13:28:00</dc:date>
            </office:change-info>
          </text:insertion>
        </text:changed-region>
        <text:changed-region xml:id="ct33291504" text:id="ct33291504">
          <text:insertion>
            <office:change-info>
              <dc:creator>kevin </dc:creator>
              <dc:date>2012-11-26T13:32:00</dc:date>
            </office:change-info>
          </text:insertion>
        </text:changed-region>
        <text:changed-region xml:id="ct33291696" text:id="ct33291696">
          <text:deletion>
            <office:change-info>
              <dc:creator>kevin </dc:creator>
              <dc:date>2012-11-26T13:31:00</dc:date>
            </office:change-info>
            <text:p text:style-name="P2"><text:a xlink:type="simple" xlink:href="http://www.reportlab.com/">P</text:a></text:p>
          </text:deletion>
        </text:changed-region>
        <text:changed-region xml:id="ct33295824" text:id="ct33295824">
          <text:insertion>
            <office:change-info>
              <dc:creator>kevin </dc:creator>
              <dc:date>2012-11-26T13:29:00</dc:date>
            </office:change-info>
          </text:insertion>
        </text:changed-region>
        <text:changed-region xml:id="ct33294144" text:id="ct33294144">
          <text:insertion>
            <office:change-info>
              <dc:creator>kevin </dc:creator>
              <dc:date>2012-11-26T13:30:00</dc:date>
            </office:change-info>
          </text:insertion>
        </text:changed-region>
        <text:changed-region xml:id="ct32512928" text:id="ct32512928">
          <text:insertion>
            <office:change-info>
              <dc:creator>D B</dc:creator>
              <dc:date>2012-11-26T12:18:00</dc:date>
            </office:change-info>
          </text:insertion>
        </text:changed-region>
        <text:changed-region xml:id="ct33330160" text:id="ct33330160">
          <text:insertion>
            <office:change-info>
              <dc:creator>kevin </dc:creator>
              <dc:date>2012-11-26T13:06:00</dc:date>
            </office:change-info>
          </text:insertion>
        </text:changed-region>
        <text:changed-region xml:id="ct33429760" text:id="ct33429760">
          <text:deletion>
            <office:change-info>
              <dc:creator>kevin </dc:creator>
              <dc:date>2012-11-26T13:06:00</dc:date>
            </office:change-info>
            <text:p text:style-name="P1">are</text:p>
          </text:deletion>
        </text:changed-region>
        <text:changed-region xml:id="ct33335248" text:id="ct33335248">
          <text:deletion>
            <office:change-info>
              <dc:creator>D B</dc:creator>
              <dc:date>2012-11-26T12:18:00</dc:date>
            </office:change-info>
            <text:p text:style-name="P1">javascript</text:p>
          </text:deletion>
        </text:changed-region>
        <text:changed-region xml:id="ct32512096" text:id="ct32512096">
          <text:insertion>
            <office:change-info>
              <dc:creator>D B</dc:creator>
              <dc:date>2012-11-26T12:18:00</dc:date>
            </office:change-info>
          </text:insertion>
        </text:changed-region>
        <text:changed-region xml:id="ct33332880" text:id="ct33332880">
          <text:deletion>
            <office:change-info>
              <dc:creator>D B</dc:creator>
              <dc:date>2012-11-26T12:18:00</dc:date>
            </office:change-info>
            <text:p text:style-name="P1">gros</text:p>
          </text:deletion>
        </text:changed-region>
        <text:changed-region xml:id="ct33417392" text:id="ct33417392">
          <text:deletion>
            <office:change-info>
              <dc:creator>kevin </dc:creator>
              <dc:date>2012-11-26T13:05:00</dc:date>
            </office:change-info>
            <text:p text:style-name="P1">important</text:p>
          </text:deletion>
        </text:changed-region>
        <text:changed-region xml:id="ct33333072" text:id="ct33333072">
          <text:insertion>
            <office:change-info>
              <dc:creator>kevin </dc:creator>
              <dc:date>2012-11-26T13:05:00</dc:date>
            </office:change-info>
          </text:insertion>
        </text:changed-region>
        <text:changed-region xml:id="ct33422960" text:id="ct33422960">
          <text:deletion>
            <office:change-info>
              <dc:creator>D B</dc:creator>
              <dc:date>2012-11-26T12:18:00</dc:date>
            </office:change-info>
            <text:p text:style-name="P1">boulot</text:p>
          </text:deletion>
        </text:changed-region>
        <text:changed-region xml:id="ct33413984" text:id="ct33413984">
          <text:deletion>
            <office:change-info>
              <dc:creator>kevin </dc:creator>
              <dc:date>2012-11-26T13:05:00</dc:date>
            </office:change-info>
            <text:p text:style-name="P1">travail</text:p>
          </text:deletion>
        </text:changed-region>
        <text:changed-region xml:id="ct33414176" text:id="ct33414176">
          <text:insertion>
            <office:change-info>
              <dc:creator>kevin </dc:creator>
              <dc:date>2012-11-26T13:05:00</dc:date>
            </office:change-info>
          </text:insertion>
        </text:changed-region>
        <text:changed-region xml:id="ct33246176" text:id="ct33246176">
          <text:insertion>
            <office:change-info>
              <dc:creator>D B</dc:creator>
              <dc:date>2012-11-26T12: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Annexe C : Les bibliothèques tierce partie les plus utiles</text:h>
      <text:p text:style-name="Text_20_body">Il <text:change-start text:change-id="ct33132448"/>existe<text:change-end text:change-id="ct33132448"/><text:change text:change-id="ct33130512"/> des milliers de bibliothèques Python, elles évoluent, sont remplacées, mises à jour, en concurrence, etc. Trouver celle qu'il vous faut peut prendre beaucoup de temps.</text:p>
      <text:p text:style-name="Text_20_body">Voici une sélection, certes non-exhaustive mais très complète, de celles sur lesquelles je vous invite à vous attarder en premier du fait de leur qualité<text:change-start text:change-id="ct33080352"/> et<text:change-end text:change-id="ct33080352"/><text:change text:change-id="ct33130320"/> <text:change-start text:change-id="ct33134064"/>de leur <text:change-end text:change-id="ct33134064"/>simplicité ou de leur prédominance.</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text:span text:style-name="Strong_20_Emphasis">Sujet</text:span></text:p>
          </table:table-cell>
          <table:table-cell table:style-name="Tableau1.A1" office:value-type="string">
            <text:p text:style-name="P2"><text:span text:style-name="Strong_20_Emphasis">Nom de la bibliothèque</text:span></text:p>
          </table:table-cell>
          <table:table-cell table:style-name="Tableau1.A1" office:value-type="string">
            <text:p text:style-name="P2"><text:span text:style-name="Strong_20_Emphasis">Description</text:span></text:p>
          </table:table-cell>
        </table:table-row>
        <table:table-row table:style-name="Tableau1.2">
          <table:table-cell table:style-name="Tableau1.A2" table:number-columns-spanned="3" office:value-type="string">
            <text:p text:style-name="P2">Administration système</text:p>
          </table:table-cell>
          <table:covered-table-cell/>
          <table:covered-table-cell/>
        </table:table-row>
        <table:table-row>
          <table:table-cell table:style-name="Tableau1.A1" table:number-rows-spanned="5" office:value-type="string">
            <text:p text:style-name="P2">Outils autour de la ligne de commande</text:p>
          </table:table-cell>
          <table:table-cell table:style-name="Tableau1.A1" office:value-type="string">
            <text:p text:style-name="P2"><text:a xlink:type="simple" xlink:href="http://www.noah.org/python/pexpect/">Pexpect</text:a></text:p>
          </table:table-cell>
          <table:table-cell table:style-name="Tableau1.A1" office:value-type="string">
            <text:p text:style-name="P1">Capture de sortie avancée, mais surtout des facilités pour discuter avec le programme comme si on était un humain devant sa console en train de taper.</text:p>
          </table:table-cell>
        </table:table-row>
        <table:table-row>
          <table:covered-table-cell/>
          <table:table-cell table:style-name="Tableau1.A1" office:value-type="string">
            <text:p text:style-name="P2"><text:a xlink:type="simple" xlink:href="https://github.com/kennethreitz/clint">Clint</text:a></text:p>
          </table:table-cell>
          <table:table-cell table:style-name="Tableau1.A1" office:value-type="string">
            <text:p text:style-name="P1">Quelques helpers pour afficher dans un terminal proprement (couleur, indentation, quoting) sans se compliquer la vie.</text:p>
          </table:table-cell>
        </table:table-row>
        <table:table-row>
          <table:covered-table-cell/>
          <table:table-cell table:style-name="Tableau1.A1" office:value-type="string">
            <text:p text:style-name="P2"><text:a xlink:type="simple" xlink:href="http://amoffat.github.com/sh/">Sh</text:a></text:p>
          </table:table-cell>
          <table:table-cell table:style-name="Tableau1.A1" office:value-type="string">
            <text:p text:style-name="P1">Appeler les programmes en lignes de commande<text:change text:change-id="ct33175472"/> comme si c’était des fonctions Python. Fonctionne automaGiquement.</text:p>
          </table:table-cell>
        </table:table-row>
        <table:table-row>
          <table:covered-table-cell/>
          <table:table-cell table:style-name="Tableau1.A1" office:value-type="string">
            <text:p text:style-name="P2"><text:a xlink:type="simple" xlink:href="https://github.com/kennethreitz/envoy">Envoy</text:a></text:p>
          </table:table-cell>
          <table:table-cell table:style-name="Tableau1.A1" office:value-type="string">
            <text:p text:style-name="P1">Une alternative élégante au module subprocessing qui permet d’appeler d’autres programmes depuis Python<text:change-start text:change-id="ct33174800"/>.<text:change-end text:change-id="ct33174800"/></text:p>
          </table:table-cell>
        </table:table-row>
        <table:table-row>
          <table:covered-table-cell/>
          <table:table-cell table:style-name="Tableau1.A1" office:value-type="string">
            <text:p text:style-name="P2"><text:a xlink:type="simple" xlink:href="https://github.com/ksamuel/Pyped">Pyped</text:a></text:p>
          </table:table-cell>
          <table:table-cell table:style-name="Tableau1.A1" office:value-type="string">
            <text:p text:style-name="P1">Un petit outil pour pouvoir piper des sorties de commande et les traiter avec des one-liners en Python, comme on fait avec Perl.</text:p>
          </table:table-cell>
        </table:table-row>
        <table:table-row>
          <table:table-cell table:style-name="Tableau1.A1" table:number-rows-spanned="3" office:value-type="string">
            <text:p text:style-name="P2">Manipuler des fichiers</text:p>
          </table:table-cell>
          <table:table-cell table:style-name="Tableau1.A1" office:value-type="string">
            <text:p text:style-name="P2"><text:a xlink:type="simple" xlink:href="http://pypi.python.org/pypi/grin">Grin</text:a></text:p>
          </table:table-cell>
          <table:table-cell table:style-name="Tableau1.A1" office:value-type="string">
            <text:p text:style-name="P1">Grep sous stéroïde. Utilisable en ligne de commande, ou programmatiquement.</text:p>
          </table:table-cell>
        </table:table-row>
        <table:table-row>
          <table:covered-table-cell/>
          <table:table-cell table:style-name="Tableau1.A1" office:value-type="string">
            <text:p text:style-name="P2"><text:a xlink:type="simple" xlink:href="http://pypi.python.org/pypi/path.py/2.2.2">Path.py</text:a></text:p>
          </table:table-cell>
          <table:table-cell table:style-name="Tableau1.A1" office:value-type="string">
            <text:p text:style-name="P1">Améliore sensiblement l’API de manipulation des fichiers de Python en lui donnant un goût de POO et une certaine élégance.</text:p>
          </table:table-cell>
        </table:table-row>
        <table:table-row>
          <table:covered-table-cell/>
          <table:table-cell table:style-name="Tableau1.A1" office:value-type="string">
            <text:p text:style-name="P2"><text:a xlink:type="simple" xlink:href="http://packages.python.org/watchdog/">Watchdog</text:a></text:p>
          </table:table-cell>
          <table:table-cell table:style-name="Tableau1.A1" office:value-type="string">
            <text:p text:style-name="P1">API multiplateforme pour surveiller les changements dans le système de fichier (création de dossier, édition, etc) et y réagir.</text:p>
          </table:table-cell>
        </table:table-row>
        <table:table-row>
          <table:table-cell table:style-name="Tableau1.A1" table:number-rows-spanned="3" office:value-type="string">
            <text:p text:style-name="P2">Manipuler le <text:soft-page-break/>réseau</text:p>
          </table:table-cell>
          <table:table-cell table:style-name="Tableau1.A1" office:value-type="string">
            <text:p text:style-name="P2"><text:a xlink:type="simple" xlink:href="http://www.secdev.org/projects/scapy/">Scapy</text:a></text:p>
          </table:table-cell>
          <table:table-cell table:style-name="Tableau1.A1" office:value-type="string">
            <text:p text:style-name="P1">Un couteau suisse pour le réseau qui clame pouvoir remplacer <text:soft-page-break/>programmatiquement hping, 85% de nmap, arpspoof, arp-sk, arping, tcpdump, tethereal et p0f. Non testé par l’auteur, mais il a une bonne réputation.</text:p>
          </table:table-cell>
        </table:table-row>
        <table:table-row>
          <table:covered-table-cell/>
          <table:table-cell table:style-name="Tableau1.A1" office:value-type="string">
            <text:p text:style-name="P2"><text:a xlink:type="simple" xlink:href="http://code.google.com/p/dpkt/">DPKT</text:a></text:p>
          </table:table-cell>
          <table:table-cell table:style-name="Tableau1.A1" office:value-type="string">
            <text:p text:style-name="P1">Création basique de paquets et gestion primitive de TCP/IP. Vise clairement le hacker qui veut rester proche de l’implémentation.</text:p>
          </table:table-cell>
        </table:table-row>
        <table:table-row>
          <table:covered-table-cell/>
          <table:table-cell table:style-name="Tableau1.A1" office:value-type="string">
            <text:p text:style-name="P2"><text:a xlink:type="simple" xlink:href="http://www.lag.net/paramiko/">Paramiko</text:a></text:p>
          </table:table-cell>
          <table:table-cell table:style-name="Tableau1.A1" office:value-type="string">
            <text:p text:style-name="P1">API de haut niveau pour travailler à travers le protocole SSH.</text:p>
          </table:table-cell>
        </table:table-row>
        <table:table-row>
          <table:table-cell table:style-name="Tableau1.A1" table:number-rows-spanned="3" office:value-type="string">
            <text:p text:style-name="P2">Interaction avec l’OS</text:p>
          </table:table-cell>
          <table:table-cell table:style-name="Tableau1.A1" office:value-type="string">
            <text:p text:style-name="P2"><text:a xlink:type="simple" xlink:href="https://code.google.com/p/psutil/">Psutil</text:a></text:p>
          </table:table-cell>
          <table:table-cell table:style-name="Tableau1.A1" office:value-type="string">
            <text:p text:style-name="P1">Outil multiplateforme qui permet d’obtenir les informations que fournissent ps, top, df, kill, free, lsof, netstat, ifconfig, nice, ionice, iostat, iotop, uptime, pidof, tty, who, taskset et pmap.<text:line-break/><text:change text:change-id="ct33188096"/></text:p>
          </table:table-cell>
        </table:table-row>
        <table:table-row>
          <table:covered-table-cell/>
          <table:table-cell table:style-name="Tableau1.A1" office:value-type="string">
            <text:p text:style-name="P2"><text:a xlink:type="simple" xlink:href="http://starship.python.net/%7Eskippy/win32/Downloads.html">Win32</text:a></text:p>
          </table:table-cell>
          <table:table-cell table:style-name="Tableau1.A1" office:value-type="string">
            <text:p text:style-name="P1">Travailler directement avec l’API COM de Windows. Utile pour <text:change-start text:change-id="ct33194736"/>contrôler<text:change-end text:change-id="ct33194736"/><text:change text:change-id="ct33194336"/> des programmes avec des macros en VB, donner des ordres à MS Office et avoir accès à certains appels que seul le Dieu des DLL conna<text:change-start text:change-id="ct33194528"/>î<text:change-end text:change-id="ct33194528"/><text:change text:change-id="ct33194032"/>t. Installable via un .exe.</text:p>
          </table:table-cell>
        </table:table-row>
        <table:table-row>
          <table:covered-table-cell/>
          <table:table-cell table:style-name="Tableau1.A1" office:value-type="string">
            <text:p text:style-name="P2"><text:a xlink:type="simple" xlink:href="https://github.com/kennethreitz/env">Env</text:a></text:p>
          </table:table-cell>
          <table:table-cell table:style-name="Tableau1.A1" office:value-type="string">
            <text:p text:style-name="P1">Une API simple et élégante pour interagir avec les variables d’environnement<text:change-start text:change-id="ct31619872"/>.<text:change-end text:change-id="ct31619872"/></text:p>
          </table:table-cell>
        </table:table-row>
        <table:table-row>
          <table:table-cell table:style-name="Tableau1.A1" table:number-rows-spanned="3" office:value-type="string">
            <text:p text:style-name="P2">Déploiement</text:p>
          </table:table-cell>
          <table:table-cell table:style-name="Tableau1.A1" office:value-type="string">
            <text:p text:style-name="P2"><text:a xlink:type="simple" xlink:href="http://saltstack.org/">Salt</text:a></text:p>
          </table:table-cell>
          <table:table-cell table:style-name="Tableau1.A1" office:value-type="string">
            <text:p text:style-name="P1">Salt peut gérer entièrement et rapidement votre infrastructure même si elle compte des milliers de serveurs, à travers des fichiers de conf. Lancement de services, installation de paquets, gestion des dépendances…</text:p>
          </table:table-cell>
        </table:table-row>
        <table:table-row>
          <table:covered-table-cell/>
          <table:table-cell table:style-name="Tableau1.A1" office:value-type="string">
            <text:p text:style-name="P2"><text:a xlink:type="simple" xlink:href="http://docs.fabfile.org/en/1.5/">Fabric</text:a></text:p>
          </table:table-cell>
          <table:table-cell table:style-name="Tableau1.A1" office:value-type="string">
            <text:p text:style-name="P1">Fabric a les mêmes objectifs que salt mais l’approche est différente : d’accès plus facile, il vise les déploiements de moyenne taille et utilise des fichiers de code en Python, et non de configuration. Exécuter une installation à distance via SSH automatiquement est sa spécialité.</text:p>
          </table:table-cell>
        </table:table-row>
        <table:table-row>
          <table:covered-table-cell/>
          <table:table-cell table:style-name="Tableau1.A1" office:value-type="string">
            <text:p text:style-name="P2"><text:a xlink:type="simple" xlink:href="https://github.com/ronnix/fabtools">Fabtools</text:a></text:p>
          </table:table-cell>
          <table:table-cell table:style-name="Tableau1.A1" office:value-type="string">
            <text:p text:style-name="P1">Collection d’outils pour fabric pour étendre ses fonctionnalités et rajouter<text:change-start text:change-id="ct33199664"/>,<text:change-end text:change-id="ct33199664"/> par exemple<text:change-start text:change-id="ct33199856"/>,<text:change-end text:change-id="ct33199856"/> la gestion de dépendances des paquets. Encore jeune.</text:p>
          </table:table-cell>
        </table:table-row>
        <table:table-row>
          <table:table-cell table:style-name="Tableau1.A1" table:number-rows-spanned="2" office:value-type="string">
            <text:p text:style-name="P2">Services</text:p>
          </table:table-cell>
          <table:table-cell table:style-name="Tableau1.A1" office:value-type="string">
            <text:p text:style-name="P2"><text:a xlink:type="simple" xlink:href="http://pypi.python.org/pypi/supervisor">Supervisor</text:a></text:p>
          </table:table-cell>
          <table:table-cell table:style-name="Tableau1.A1" office:value-type="string">
            <text:p text:style-name="P1">Démarre, arrête et relance gracieusement des services. N’importe quel programme peut être défini comme un service dans un fichier de configuration adapté, et sera daemonisé, monitoré<text:change text:change-id="ct33196496"/> et relancé si besoin en cas de crash. Très utilis<text:change-start text:change-id="ct33196688"/>é<text:change-end text:change-id="ct33196688"/><text:change text:change-id="ct33202368"/> pour gérer les daemons de celery, gunicorn, etc. Un très bon remplacement à tous ces scripts dans /etc/init.d<text:change-start text:change-id="ct33202064"/>.<text:change-end text:change-id="ct33202064"/></text:p>
          </table:table-cell>
        </table:table-row>
        <table:table-row>
          <table:covered-table-cell/>
          <table:table-cell table:style-name="Tableau1.A1" office:value-type="string">
            <text:p text:style-name="P2"><text:a xlink:type="simple" xlink:href="http://pypi.python.org/pypi/circus">Circus</text:a></text:p>
          </table:table-cell>
          <table:table-cell table:style-name="Tableau1.A1" office:value-type="string">
            <text:p text:style-name="P1"><text:change text:change-id="ct33203616"/><text:change-start text:change-id="ct33204352"/>Vise<text:change-end text:change-id="ct33204352"/> le même but que supervisor, mais gère en plus les sockets. Il peut être réparti sur plusieurs nœuds qui communiquent avec ZeroMQ (qui est donc une dépendance). Le projet est soutenu par Mozilla. Si vous cherchez la simplicité, restez sur supervisor, si vous cherchez la puissance, circus est fait pour vous.</text:p>
          </table:table-cell>
        </table:table-row>
        <table:table-row>
          <table:table-cell table:style-name="Tableau1.A1" table:number-rows-spanned="3" office:value-type="string">
            <text:p text:style-name="P2">Matériel</text:p>
          </table:table-cell>
          <table:table-cell table:style-name="Tableau1.A1" office:value-type="string">
            <text:p text:style-name="P2"><text:a xlink:type="simple" xlink:href="http://bleyer.org/pyusb/">PyUSB</text:a></text:p>
          </table:table-cell>
          <table:table-cell table:style-name="Tableau1.A1" office:value-type="string">
            <text:p text:style-name="P1">Manipuler des périphériques USB depuis Python sous Windows.</text:p>
          </table:table-cell>
        </table:table-row>
        <table:table-row>
          <table:covered-table-cell/>
          <table:table-cell table:style-name="Tableau1.A1" office:value-type="string">
            <text:p text:style-name="P2"><text:a xlink:type="simple" xlink:href="http://pyserial.sourceforge.net/">PySerial</text:a></text:p>
          </table:table-cell>
          <table:table-cell table:style-name="Tableau1.A1" office:value-type="string">
            <text:p text:style-name="P1">Manipuler des ports <text:change-start text:change-id="ct33204064"/>séries<text:change-end text:change-id="ct33204064"/><text:change text:change-id="ct31621392"/> depuis Python. Nécessite l’extension JavaComm et ctypes sous Windows.</text:p>
          </table:table-cell>
        </table:table-row>
        <table:table-row>
          <table:covered-table-cell/>
          <table:table-cell table:style-name="Tableau1.A1" office:value-type="string">
            <text:p text:style-name="P2"><text:a xlink:type="simple" xlink:href="http://pyserial.sourceforge.net/pyparallel.html">PyParallel</text:a></text:p>
          </table:table-cell>
          <table:table-cell table:style-name="Tableau1.A1" office:value-type="string">
            <text:p text:style-name="P1">Manipuler des ports parallel depuis Python. Nécessite l’extension JavaComm.</text:p>
          </table:table-cell>
        </table:table-row>
        <table:table-row table:style-name="Tableau1.2">
          <table:table-cell table:style-name="Tableau1.A2" table:number-columns-spanned="3" office:value-type="string">
            <text:p text:style-name="P2">Bases de données</text:p>
          </table:table-cell>
          <table:covered-table-cell/>
          <table:covered-table-cell/>
        </table:table-row>
        <table:table-row>
          <table:table-cell table:style-name="Tableau1.A1" table:number-rows-spanned="3" office:value-type="string">
            <text:p text:style-name="P2">SGBD</text:p>
          </table:table-cell>
          <table:table-cell table:style-name="Tableau1.A1" office:value-type="string">
            <text:p text:style-name="P2"><text:a xlink:type="simple" xlink:href="http://sourceforge.net/projects/mysql-python/">mysql-python</text:a></text:p>
          </table:table-cell>
          <table:table-cell table:style-name="Tableau1.A1" office:value-type="string">
            <text:p text:style-name="P1">Malgré le nom inversé, c’est bien ce paquet qu’il faudra <text:soft-page-break/>installer pour obtenir les drivers MySQL. Nécessite distribute (pip install distribute) et une compilation pour pip avec dépendances.</text:p>
          </table:table-cell>
        </table:table-row>
        <table:table-row>
          <table:covered-table-cell/>
          <table:table-cell table:style-name="Tableau1.A1" office:value-type="string">
            <text:p text:style-name="P2"><text:a xlink:type="simple" xlink:href="http://www.initd.org/psycopg/">Psycopg</text:a></text:p>
          </table:table-cell>
          <table:table-cell table:style-name="Tableau1.A1" office:value-type="string">
            <text:p text:style-name="P1">Adaptateur pour se connecter à une base de données PostgreSQL<text:change text:change-id="ct33208960"/>. Demande une compilation si installé avec pip.</text:p>
          </table:table-cell>
        </table:table-row>
        <table:table-row>
          <table:covered-table-cell/>
          <table:table-cell table:style-name="Tableau1.A1" office:value-type="string">
            <text:p text:style-name="P2"><text:a xlink:type="simple" xlink:href="http://code.google.com/p/pyodbc/">PyODBC</text:a></text:p>
          </table:table-cell>
          <table:table-cell table:style-name="Tableau1.A1" office:value-type="string">
            <text:p text:style-name="P1">Permet de se connecter aux base de données qui possèdent une interface ODBC, telles que MS Access. Requiert une compilation pour pip.</text:p>
          </table:table-cell>
        </table:table-row>
        <table:table-row>
          <table:table-cell table:style-name="Tableau1.A1" table:number-rows-spanned="5" office:value-type="string">
            <text:p text:style-name="P2">NoSQL</text:p>
          </table:table-cell>
          <table:table-cell table:style-name="Tableau1.A1" office:value-type="string">
            <text:p text:style-name="P2"><text:a xlink:type="simple" xlink:href="http://labs.codernity.com/codernitydb/index.html">Codernitydb</text:a></text:p>
          </table:table-cell>
          <table:table-cell table:style-name="Tableau1.A1" office:value-type="string">
            <text:p text:style-name="P1">Une sorte de SQLite en NoSQL, écrit en pur Python, et fournit avec son propre serveur HTTP optionnel.</text:p>
          </table:table-cell>
        </table:table-row>
        <table:table-row>
          <table:covered-table-cell/>
          <table:table-cell table:style-name="Tableau1.A1" office:value-type="string">
            <text:p text:style-name="P2"><text:a xlink:type="simple" xlink:href="https://github.com/mongodb/mongo-python-driver">PyMongo</text:a></text:p>
          </table:table-cell>
          <table:table-cell table:style-name="Tableau1.A1" office:value-type="string">
            <text:p text:style-name="P1">Tout ce qu’il faut pour jouer avec MongoDB. Mais nécessite distribute…</text:p>
          </table:table-cell>
        </table:table-row>
        <table:table-row>
          <table:covered-table-cell/>
          <table:table-cell table:style-name="Tableau1.A1" office:value-type="string">
            <text:p text:style-name="P2"><text:a xlink:type="simple" xlink:href="https://github.com/andymccurdy/redis-py">Redis</text:a></text:p>
          </table:table-cell>
          <table:table-cell table:style-name="Tableau1.A1" office:value-type="string">
            <text:p text:style-name="P1">Client pour Redis. Pur Python. Installer Hiredis pour le rendre plus rapide, mais cela demande compilation pour pip.</text:p>
          </table:table-cell>
        </table:table-row>
        <table:table-row>
          <table:covered-table-cell/>
          <table:table-cell table:style-name="Tableau1.A1" office:value-type="string">
            <text:p text:style-name="P2"><text:a xlink:type="simple" xlink:href="http://pypi.python.org/pypi/CouchDB">Couchdb</text:a></text:p>
          </table:table-cell>
          <table:table-cell table:style-name="Tableau1.A1" office:value-type="string">
            <text:p text:style-name="P1">Client officiel pour CouchDB.</text:p>
          </table:table-cell>
        </table:table-row>
        <table:table-row>
          <table:covered-table-cell/>
          <table:table-cell table:style-name="Tableau1.A1" office:value-type="string">
            <text:p text:style-name="P2"><text:a xlink:type="simple" xlink:href="http://pypi.python.org/pypi/Whoosh">Woosh</text:a></text:p>
          </table:table-cell>
          <table:table-cell table:style-name="Tableau1.A1" office:value-type="string">
            <text:p text:style-name="P1">Un moteur d’indexation et de recherche de texte écrit en pur Python. Une sorte de SQLIte pour moteur de recherche.</text:p>
          </table:table-cell>
        </table:table-row>
        <table:table-row>
          <table:table-cell table:style-name="Tableau1.A1" table:number-rows-spanned="2" office:value-type="string">
            <text:p text:style-name="P2">ORM</text:p>
          </table:table-cell>
          <table:table-cell table:style-name="Tableau1.A1" office:value-type="string">
            <text:p text:style-name="P2"><text:a xlink:type="simple" xlink:href="http://peewee.readthedocs.org/en/latest/">Peewee</text:a></text:p>
          </table:table-cell>
          <table:table-cell table:style-name="Tableau1.A1" office:value-type="string">
            <text:p text:style-name="P1">Un micro-ORM qui tient dans un fichier, il est néanmoins très capable. Parfait pour un petit script ou un projet desktop.</text:p>
          </table:table-cell>
        </table:table-row>
        <table:table-row>
          <table:covered-table-cell/>
          <table:table-cell table:style-name="Tableau1.A1" office:value-type="string">
            <text:p text:style-name="P2"><text:a xlink:type="simple" xlink:href="http://www.sqlalchemy.org/">SQLAlchemy</text:a></text:p>
          </table:table-cell>
          <table:table-cell table:style-name="Tableau1.A1" office:value-type="string">
            <text:p text:style-name="P1">Probablement l’ORM le plus complet au monde.</text:p>
          </table:table-cell>
        </table:table-row>
        <table:table-row table:style-name="Tableau1.36">
          <table:table-cell table:style-name="Tableau1.A1" office:value-type="string">
            <text:p text:style-name="P2">Sécurité</text:p>
          </table:table-cell>
          <table:table-cell table:style-name="Tableau1.A1" office:value-type="string">
            <text:p text:style-name="P2"><text:a xlink:type="simple" xlink:href="https://www.dlitz.net/software/pycrypto/">PyCryto</text:a></text:p>
          </table:table-cell>
          <table:table-cell table:style-name="Tableau1.A1" office:value-type="string">
            <text:p text:style-name="P1">La référence du chiffrement en Python pour tous vos besoins autour de AES, Blowfish, SHA, etc. Nécessite une compilation par pip.</text:p>
          </table:table-cell>
        </table:table-row>
        <table:table-row table:style-name="Tableau1.2">
          <table:table-cell table:style-name="Tableau1.A2" table:number-columns-spanned="3" office:value-type="string">
            <text:p text:style-name="P2">Desktop</text:p>
          </table:table-cell>
          <table:covered-table-cell/>
          <table:covered-table-cell/>
        </table:table-row>
        <table:table-row table:style-name="Tableau1.38">
          <table:table-cell table:style-name="Tableau1.A38" table:number-columns-spanned="3" office:value-type="string">
            <text:p text:style-name="P2"><text:span text:style-name="Emphasis">Ces bibliothèques sont difficiles à installer dans un environnement virtuel. Exceptionnellement, installez-les au niveau de l’OS en utilisant un installer fourni sur le site officiel ou dans les dépôt</text:span><text:change-start text:change-id="ct33227008"/><text:span text:style-name="Emphasis">s</text:span><text:change-end text:change-id="ct33227008"/><text:span text:style-name="Emphasis"> de votre système, et non avec pip.</text:span></text:p>
          </table:table-cell>
          <table:covered-table-cell/>
          <table:covered-table-cell/>
        </table:table-row>
        <table:table-row>
          <table:table-cell table:style-name="Tableau1.A1" table:number-rows-spanned="4" office:value-type="string">
            <text:p text:style-name="P2">Développer une interface graphique</text:p>
          </table:table-cell>
          <table:table-cell table:style-name="Tableau1.A1" office:value-type="string">
            <text:p text:style-name="P2"><text:a xlink:type="simple" xlink:href="http://kivy.org/#home">Kivy</text:a></text:p>
          </table:table-cell>
          <table:table-cell table:style-name="Tableau1.A1" office:value-type="string">
            <text:p text:style-name="P1">Pour le moment très jeune. Permet de développer des UI sur les principaux systèmes d’exploitations et sur Android ainsi que iOS. Gère le multi-touche.</text:p>
          </table:table-cell>
        </table:table-row>
        <table:table-row>
          <table:covered-table-cell/>
          <table:table-cell table:style-name="Tableau1.A1" office:value-type="string">
            <text:p text:style-name="P2"><text:a xlink:type="simple" xlink:href="http://www.pygtk.org/">PyGTK</text:a></text:p>
          </table:table-cell>
          <table:table-cell table:style-name="Tableau1.A1" office:value-type="string">
            <text:p text:style-name="P1">Binding Python des bibliothèques GTK, assez simple à utiliser et très bien intégré au bureau GNOME bien qu’il existe des moyens de porter une application sur d’autres OS. Le documentation est globalement moins bonne que celle de PySide/PyQT.</text:p>
          </table:table-cell>
        </table:table-row>
        <table:table-row>
          <table:covered-table-cell/>
          <table:table-cell table:style-name="Tableau1.A1" office:value-type="string">
            <text:p text:style-name="P2"><text:a xlink:type="simple" xlink:href="http://qt-project.org/wiki/PySide">PySide</text:a></text:p>
          </table:table-cell>
          <table:table-cell table:style-name="Tableau1.A1" office:value-type="string">
            <text:p text:style-name="P1">Portable et très complet, PySide est aussi complètement compatible avec PyQT mais offre une licence plus permissive (LGPL). Le projet est soutenu par Nokia.</text:p>
          </table:table-cell>
        </table:table-row>
        <table:table-row>
          <table:covered-table-cell/>
          <table:table-cell table:style-name="Tableau1.A1" office:value-type="string">
            <text:p text:style-name="P2"><text:a xlink:type="simple" xlink:href="http://wxpython.org/">wxPython</text:a></text:p>
          </table:table-cell>
          <table:table-cell table:style-name="Tableau1.A1" office:value-type="string">
            <text:p text:style-name="P1">Très portable, et moins dur à packager que les autres, mais avec une API très proche du C et un manque de widgets modernes.</text:p>
          </table:table-cell>
        </table:table-row>
        <table:table-row table:style-name="Tableau1.43">
          <table:table-cell table:style-name="Tableau1.A1" office:value-type="string">
            <text:p text:style-name="P2">Développer une interface console</text:p>
          </table:table-cell>
          <table:table-cell table:style-name="Tableau1.A1" office:value-type="string">
            <text:p text:style-name="P2"><text:a xlink:type="simple" xlink:href="http://excess.org/urwid/">Urwid</text:a></text:p>
          </table:table-cell>
          <table:table-cell table:style-name="Tableau1.A1" office:value-type="string">
            <text:p text:style-name="P1">Création d’interfaces textuelles avancées dans la lignée de curses, mais avec des widgets supplémentaires, une bonne gestion des couleurs et de l’UTF-8 et une courbe d’apprentissage assez raide.</text:p>
          </table:table-cell>
        </table:table-row>
        <table:table-row table:style-name="Tableau1.2">
          <table:table-cell table:style-name="Tableau1.A2" table:number-columns-spanned="3" office:value-type="string">
            <text:p text:style-name="P2">Localisation</text:p>
          </table:table-cell>
          <table:covered-table-cell/>
          <table:covered-table-cell/>
        </table:table-row>
        <table:table-row table:style-name="Tableau1.36">
          <table:table-cell table:style-name="Tableau1.A1" office:value-type="string">
            <text:p text:style-name="P2">Calcul avancé avec des dates et des périodes</text:p>
          </table:table-cell>
          <table:table-cell table:style-name="Tableau1.A1" office:value-type="string">
            <text:p text:style-name="P2"><text:a xlink:type="simple" xlink:href="http://labix.org/python-dateutil#head-cf004ee9a75592797e076752b2a889c10f445418">Dateutil</text:a></text:p>
          </table:table-cell>
          <table:table-cell table:style-name="Tableau1.A1" office:value-type="string">
            <text:p text:style-name="P1">Un complément puissant compatible avec datetime et qui propose en plus un parseur avancé, un<text:change-start text:change-id="ct33234576"/>e<text:change-end text:change-id="ct33234576"/> gestion des récurrences et des durées relatives.</text:p>
          </table:table-cell>
        </table:table-row>
        <table:table-row table:style-name="Tableau1.2">
          <table:table-cell table:style-name="Tableau1.A1" office:value-type="string">
            <text:p text:style-name="P2">I18n</text:p>
          </table:table-cell>
          <table:table-cell table:style-name="Tableau1.A1" office:value-type="string">
            <text:p text:style-name="P2"><text:a xlink:type="simple" xlink:href="http://babel.edgewall.org/">Babel</text:a></text:p>
          </table:table-cell>
          <table:table-cell table:style-name="Tableau1.A1" office:value-type="string">
            <text:p text:style-name="P1">Traduction, localisation, dates naturelles…</text:p>
          </table:table-cell>
        </table:table-row>
        <text:soft-page-break/>
        <table:table-row table:style-name="Tableau1.38">
          <table:table-cell table:style-name="Tableau1.A1" office:value-type="string">
            <text:p text:style-name="P2">Manipuler des devises</text:p>
          </table:table-cell>
          <table:table-cell table:style-name="Tableau1.A1" office:value-type="string">
            <text:p text:style-name="P2"><text:a xlink:type="simple" xlink:href="http://pypi.python.org/pypi/python-money/0.5">Python-money</text:a></text:p>
          </table:table-cell>
          <table:table-cell table:style-name="Tableau1.A1" office:value-type="string">
            <text:p text:style-name="P1">Des primitives pour effectuer le délicat travail de manipulation des devises<text:change-start text:change-id="ct33238400"/>.<text:change-end text:change-id="ct33238400"/></text:p>
          </table:table-cell>
        </table:table-row>
        <table:table-row table:style-name="Tableau1.2">
          <table:table-cell table:style-name="Tableau1.A2" table:number-columns-spanned="3" office:value-type="string">
            <text:p text:style-name="P2">Multimédia</text:p>
          </table:table-cell>
          <table:covered-table-cell/>
          <table:covered-table-cell/>
        </table:table-row>
        <table:table-row table:style-name="Tableau1.36">
          <table:table-cell table:style-name="Tableau1.A1" office:value-type="string">
            <text:p text:style-name="P2">Manipuler des images</text:p>
          </table:table-cell>
          <table:table-cell table:style-name="Tableau1.A1" office:value-type="string">
            <text:p text:style-name="P2"><text:a xlink:type="simple" xlink:href="http://www.pythonware.com/products/pil/">PIL</text:a></text:p>
          </table:table-cell>
          <table:table-cell table:style-name="Tableau1.A1" office:value-type="string">
            <text:p text:style-name="P1">Le standard de la manipulation d’image en Python. Toutes les opérations de base y sont, mais elle est assez difficile à installer.</text:p>
          </table:table-cell>
        </table:table-row>
        <table:table-row>
          <table:table-cell table:style-name="Tableau1.A1" table:number-rows-spanned="2" office:value-type="string">
            <text:p text:style-name="P2">Création de jeu vidéo et d’animations</text:p>
          </table:table-cell>
          <table:table-cell table:style-name="Tableau1.A1" office:value-type="string">
            <text:p text:style-name="P2"><text:a xlink:type="simple" xlink:href="http://www.pygame.org/news.html">PyGame</text:a></text:p>
          </table:table-cell>
          <table:table-cell table:style-name="Tableau1.A1" office:value-type="string">
            <text:p text:style-name="P1">Jeux vidéos en 2D, du moteur graphique à la logique du jeu en passant par la musique.</text:p>
          </table:table-cell>
        </table:table-row>
        <table:table-row>
          <table:covered-table-cell/>
          <table:table-cell table:style-name="Tableau1.A1" office:value-type="string">
            <text:p text:style-name="P2"><text:a xlink:type="simple" xlink:href="http://pyopengl.sourceforge.net/">PyOpenGl</text:a></text:p>
          </table:table-cell>
          <table:table-cell table:style-name="Tableau1.A1" office:value-type="string">
            <text:p text:style-name="P1">Un binding OpenGL en Python qui donne accès à OpenGL (v1.1 à 4.3), GLU, GLUT v3.7, FreeGLUT, GLE 3 et des centaines d’extensions OpenGL. En prime, PyOpenGl est interopérable avec wxPython, PyGame, PyQt / PySide et PyGTK.</text:p>
          </table:table-cell>
        </table:table-row>
        <table:table-row>
          <table:table-cell table:style-name="Tableau1.A1" table:number-rows-spanned="4" office:value-type="string">
            <text:p text:style-name="P5"><text:change-start text:change-id="ct33243520"/>Générer des documents<text:change-end text:change-id="ct33243520"/></text:p>
          </table:table-cell>
          <table:table-cell table:style-name="Tableau1.A1" office:value-type="string">
            <text:p text:style-name="P2"><text:change-start text:change-id="ct33245840"/><text:a xlink:type="simple" xlink:href="http://jinja.pocoo.org/docs/">Jinja2</text:a><text:change-end text:change-id="ct33245840"/></text:p>
          </table:table-cell>
          <table:table-cell table:style-name="Tableau1.A1" office:value-type="string">
            <text:p text:style-name="Table_20_Contents"><text:change-start text:change-id="ct33245296"/>Un langage de template<text:change-end text:change-id="ct33245296"/><text:change-start text:change-id="ct33244992"/> proche de celui de Django qui limite le code Python utilisable et est facile d'accès<text:change-end text:change-id="ct33244992"/></text:p>
          </table:table-cell>
        </table:table-row>
        <table:table-row>
          <table:covered-table-cell/>
          <table:table-cell table:style-name="Tableau1.A1" office:value-type="string">
            <text:p text:style-name="P2"><text:change-start text:change-id="ct33240752"/>Mako<text:change-end text:change-id="ct33240752"/></text:p>
          </table:table-cell>
          <table:table-cell table:style-name="Tableau1.A1" office:value-type="string">
            <text:p text:style-name="Table_20_Contents"><text:change-start text:change-id="ct31553536"/>Un langage de template au rendu très rapide qui autorise n'importe quelle expression Python<text:change-end text:change-id="ct31553536"/><text:change-start text:change-id="ct33244528"/> dans le document<text:change-end text:change-id="ct33244528"/></text:p>
          </table:table-cell>
        </table:table-row>
        <table:table-row>
          <table:covered-table-cell/>
          <table:table-cell table:style-name="Tableau1.A1" office:value-type="string">
            <text:p text:style-name="P2"><text:change-start text:change-id="ct33247392"/><text:a xlink:type="simple" xlink:href="https://secure.simplistix.co.uk/svn/xlwt/trunk/xlwt/doc/xlwt.html">xlwt</text:a><text:change-end text:change-id="ct33247392"/></text:p>
          </table:table-cell>
          <table:table-cell table:style-name="Tableau1.A1" office:value-type="string">
            <text:p text:style-name="P1"><text:change-start text:change-id="ct33247168"/>Produire des documents au format XLS<text:change-end text:change-id="ct33247168"/></text:p>
          </table:table-cell>
        </table:table-row>
        <table:table-row>
          <table:covered-table-cell/>
          <table:table-cell table:style-name="Tableau1.A1" office:value-type="string">
            <text:p text:style-name="P2"><text:change-start text:change-id="ct33247872"/><text:a xlink:type="simple" xlink:href="http://weasyprint.org/">Weasyprint</text:a><text:change-end text:change-id="ct33247872"/></text:p>
          </table:table-cell>
          <table:table-cell table:style-name="Tableau1.A1" office:value-type="string">
            <text:p text:style-name="P1"><text:change-start text:change-id="ct31554416"/>Une solution plus simple pour générer du PDF que Reportlab : générer du HTML et le convertir en PDF. Excellent si vous n’avez pas de besoin en lecture et si vous pouvez assumer la dépendance à PyGTK.<text:change-end text:change-id="ct31554416"/></text:p>
          </table:table-cell>
        </table:table-row>
        <table:table-row table:style-name="Tableau1.2">
          <table:table-cell table:style-name="Tableau1.A2" table:number-columns-spanned="3" office:value-type="string">
            <text:p text:style-name="P2">Outils</text:p>
          </table:table-cell>
          <table:covered-table-cell/>
          <table:covered-table-cell/>
        </table:table-row>
        <table:table-row>
          <table:table-cell table:style-name="Tableau1.A1" table:number-rows-spanned="3" office:value-type="string">
            <text:p text:style-name="P2">Tests <text:change-start text:change-id="ct33248528"/>unitaires<text:change-end text:change-id="ct33248528"/><text:change text:change-id="ct33249824"/></text:p>
          </table:table-cell>
          <table:table-cell table:style-name="Tableau1.A1" office:value-type="string">
            <text:p text:style-name="P2"><text:a xlink:type="simple" xlink:href="https://nose.readthedocs.org/en/latest/">Nose</text:a></text:p>
          </table:table-cell>
          <table:table-cell table:style-name="Tableau1.A1" office:value-type="string">
            <text:p text:style-name="P1">Lanceur de tests avec auto détection des tests et des adapteurs d’entrée et de sortie pour beaucoup d’autres outils.</text:p>
          </table:table-cell>
        </table:table-row>
        <table:table-row>
          <table:covered-table-cell/>
          <table:table-cell table:style-name="Tableau1.A1" office:value-type="string">
            <text:p text:style-name="P2"><text:a xlink:type="simple" xlink:href="http://packages.python.org/lettuce/index.html">Lettuce</text:a></text:p>
          </table:table-cell>
          <table:table-cell table:style-name="Tableau1.A1" office:value-type="string">
            <text:p text:style-name="P1">La bibliothèque la plus connue pour faire du BDD (développement orienté comportement).</text:p>
          </table:table-cell>
        </table:table-row>
        <table:table-row>
          <table:covered-table-cell/>
          <table:table-cell table:style-name="Tableau1.A1" office:value-type="string">
            <text:p text:style-name="P2"><text:a xlink:type="simple" xlink:href="http://pytest.org/latest/">PyTest</text:a></text:p>
          </table:table-cell>
          <table:table-cell table:style-name="Tableau1.A1" office:value-type="string">
            <text:p text:style-name="P1">Rend les tests plus simple<text:change-start text:change-id="ct33253040"/>s<text:change-end text:change-id="ct33253040"/> à écrire et facile à debugger. Très belle API, surtout comparée à xUnit.</text:p>
          </table:table-cell>
        </table:table-row>
        <table:table-row table:style-name="Tableau1.60">
          <table:table-cell table:style-name="Tableau1.A1" office:value-type="string">
            <text:p text:style-name="P2">Documentation</text:p>
          </table:table-cell>
          <table:table-cell table:style-name="Tableau1.A1" office:value-type="string">
            <text:p text:style-name="P2"><text:a xlink:type="simple" xlink:href="http://pypi.python.org/pypi/Sphinx">Sphinx</text:a></text:p>
          </table:table-cell>
          <table:table-cell table:style-name="Tableau1.A1" office:value-type="string">
            <text:p text:style-name="P1">Permet d’écrire sa documentation au format RST et génère du HTML statique avec un moteur de recherche hors ligne très propre. Standard dans le monde de Python.</text:p>
          </table:table-cell>
        </table:table-row>
        <table:table-row>
          <table:table-cell table:style-name="Tableau1.A1" table:number-rows-spanned="3" office:value-type="string">
            <text:p text:style-name="P2">Packaging</text:p>
          </table:table-cell>
          <table:table-cell table:style-name="Tableau1.A1" office:value-type="string">
            <text:p text:style-name="P2"><text:a xlink:type="simple" xlink:href="http://www.py2exe.org/">p2exe</text:a></text:p>
          </table:table-cell>
          <table:table-cell table:style-name="Tableau1.A1" office:value-type="string">
            <text:p text:style-name="P1">Transforme un programme Python en exécutable Windows. Il n’y a pas de magie cependant, et cela demande un certain travail. Par ailleurs, cela ne créé pas un installeur pour autant.</text:p>
          </table:table-cell>
        </table:table-row>
        <table:table-row>
          <table:covered-table-cell/>
          <table:table-cell table:style-name="Tableau1.A1" office:value-type="string">
            <text:p text:style-name="P2"><text:a xlink:type="simple" xlink:href="http://starship.python.net/crew/atuining/cx_Freeze/">cx_Freeze</text:a></text:p>
          </table:table-cell>
          <table:table-cell table:style-name="Tableau1.A1" office:value-type="string">
            <text:p text:style-name="P1">Similaire à p2exe, mais peut être lancé sous un autre OS que Windows.</text:p>
          </table:table-cell>
        </table:table-row>
        <table:table-row>
          <table:covered-table-cell/>
          <table:table-cell table:style-name="Tableau1.A1" office:value-type="string">
            <text:p text:style-name="P2"><text:a xlink:type="simple" xlink:href="http://packages.python.org/versiontools/">Versiontools</text:a></text:p>
          </table:table-cell>
          <table:table-cell table:style-name="Tableau1.A1" office:value-type="string">
            <text:p text:style-name="P1">Des helpers pour incrémenter la version de son programme proprement</text:p>
          </table:table-cell>
        </table:table-row>
        <table:table-row>
          <table:table-cell table:style-name="Tableau1.A1" table:number-rows-spanned="6" office:value-type="string">
            <text:p text:style-name="P2">Développement</text:p>
          </table:table-cell>
          <table:table-cell table:style-name="Tableau1.A1" office:value-type="string">
            <text:p text:style-name="P2"><text:a xlink:type="simple" xlink:href="https://github.com/rbarrois/xworkflows">Xworkflows</text:a></text:p>
          </table:table-cell>
          <table:table-cell table:style-name="Tableau1.A1" office:value-type="string">
            <text:p text:style-name="P1">Facilite la création de machines à état fini</text:p>
          </table:table-cell>
        </table:table-row>
        <table:table-row>
          <table:covered-table-cell/>
          <table:table-cell table:style-name="Tableau1.A1" office:value-type="string">
            <text:p text:style-name="P2"><text:a xlink:type="simple" xlink:href="http://www.gevent.org/">Gevent</text:a></text:p>
          </table:table-cell>
          <table:table-cell table:style-name="Tableau1.A1" office:value-type="string">
            <text:p text:style-name="P1">Monkey patch les fonctions de réseau de la publiothèques standard pour les rendre asynchrone et ainsi gagner en performance sur la lecture et l’écriture.</text:p>
          </table:table-cell>
        </table:table-row>
        <table:table-row>
          <table:covered-table-cell/>
          <table:table-cell table:style-name="Tableau1.A1" office:value-type="string">
            <text:p text:style-name="P2"><text:a xlink:type="simple" xlink:href="http://txzone.net/2012/08/pyjnius-accessing-java-classes-from-python/">Pyjnius</text:a></text:p>
          </table:table-cell>
          <table:table-cell table:style-name="Tableau1.A1" office:value-type="string">
            <text:p text:style-name="P1">Accéder à des classes Java sans sortir l’artillerie lourde (comme Jython)</text:p>
          </table:table-cell>
        </table:table-row>
        <table:table-row>
          <table:covered-table-cell/>
          <table:table-cell table:style-name="Tableau1.A1" office:value-type="string">
            <text:p text:style-name="P2"><text:a xlink:type="simple" xlink:href="https://github.com/kennethreitz/showme">Showme</text:a></text:p>
          </table:table-cell>
          <table:table-cell table:style-name="Tableau1.A1" office:value-type="string">
            <text:p text:style-name="P1">Une collection de décorateurs pour facilement et rapidement regarder le temps, les nombre de cycles CPU et l’entrée/sortie d’une fonction.</text:p>
          </table:table-cell>
        </table:table-row>
        <table:table-row>
          <table:covered-table-cell/>
          <table:table-cell table:style-name="Tableau1.A1" office:value-type="string">
            <text:p text:style-name="P2"><text:a xlink:type="simple" xlink:href="http://starship.python.net/crew/theller/ctypes/">Ctypes</text:a></text:p>
          </table:table-cell>
          <table:table-cell table:style-name="Tableau1.A1" office:value-type="string">
            <text:p text:style-name="P1">Appeler du C depuis Python. Si vous avez un .dll ou un .so <text:soft-page-break/>qui vous tient à cœur, c’est part ici.</text:p>
          </table:table-cell>
        </table:table-row>
        <table:table-row>
          <table:covered-table-cell/>
          <table:table-cell table:style-name="Tableau1.A1" office:value-type="string">
            <text:p text:style-name="P2"><text:a xlink:type="simple" xlink:href="https://github.com/sametmax/Bat-belt/tree/master/batbelt">Batbelt</text:a></text:p>
          </table:table-cell>
          <table:table-cell table:style-name="Tableau1.A1" office:value-type="string">
            <text:p text:style-name="P1">Une bibliothèque fourre-tout qui contient des fonctions-outils fort sympathique<text:change-start text:change-id="ct33266336"/>s<text:change-end text:change-id="ct33266336"/> pour la vie de tous les jours en Python : slugification, parcours d’itérables avec fenêtre, capture de stdout dans une variable, imports dynamiques simplifiés, sets ordonnés, etc. Absence totale de documentation, mais très bien commentée.</text:p>
          </table:table-cell>
        </table:table-row>
        <table:table-row table:style-name="Tableau1.2">
          <table:table-cell table:style-name="Tableau1.A2" table:number-columns-spanned="3" office:value-type="string">
            <text:p text:style-name="P2">Parsing</text:p>
          </table:table-cell>
          <table:covered-table-cell/>
          <table:covered-table-cell/>
        </table:table-row>
        <table:table-row table:style-name="Tableau1.60">
          <table:table-cell table:style-name="Tableau1.A1" office:value-type="string">
            <text:p text:style-name="P2">Parser les arguments de la ligne de commande</text:p>
          </table:table-cell>
          <table:table-cell table:style-name="Tableau1.A1" office:value-type="string">
            <text:p text:style-name="P2"><text:a xlink:type="simple" xlink:href="http://pypi.python.org/pypi/clize">Clize</text:a></text:p>
          </table:table-cell>
          <table:table-cell table:style-name="Tableau1.A1" office:value-type="string">
            <text:p text:style-name="P1">Permet de transformer l’appel d’une fonction automatiquement en une liste d’argument pour le script en cour<text:change-start text:change-id="ct33266528"/>s<text:change-end text:change-id="ct33266528"/><text:change text:change-id="ct33268672"/>. Très simple et tient dans un fichier mais utilise en interne un parsing manuel.</text:p>
          </table:table-cell>
        </table:table-row>
        <table:table-row>
          <table:table-cell table:style-name="Tableau1.A1" table:number-rows-spanned="7" office:value-type="string">
            <text:p text:style-name="P2">Catégoriser du contenu</text:p>
          </table:table-cell>
          <table:table-cell table:style-name="Tableau1.A1" office:value-type="string">
            <text:p text:style-name="P2"><text:a xlink:type="simple" xlink:href="http://pypi.python.org/pypi/Reverend">Reverend</text:a></text:p>
          </table:table-cell>
          <table:table-cell table:style-name="Tableau1.A1" office:value-type="string">
            <text:p text:style-name="P1">Implémentation en Python de filtrage bayésien. Utile pour lutter contre le spam ou trouver des contenus qui se ressemblent dans leur forme.</text:p>
          </table:table-cell>
        </table:table-row>
        <table:table-row>
          <table:covered-table-cell/>
          <table:table-cell table:style-name="Tableau1.A1" office:value-type="string">
            <text:p text:style-name="P2"><text:a xlink:type="simple" xlink:href="https://github.com/clips/pattern">Pattern</text:a></text:p>
          </table:table-cell>
          <table:table-cell table:style-name="Tableau1.A1" office:value-type="string">
            <text:p text:style-name="P1">Analyse linguistique en langage naturel, intelligence artificielle et même quelques Web spiders.</text:p>
          </table:table-cell>
        </table:table-row>
        <table:table-row>
          <table:covered-table-cell/>
          <table:table-cell table:style-name="Tableau1.A1" office:value-type="string">
            <text:p text:style-name="P2"><text:a xlink:type="simple" xlink:href="https://github.com/seatgeek/fuzzywuzzy">Fuzzy</text:a><text:change-start text:change-id="ct54330752"/><text:a xlink:type="simple" xlink:href="https://github.com/seatgeek/fuzzywuzzy"><text:span text:style-name="T2">W</text:span></text:a><text:change-end text:change-id="ct54330752"/><text:change text:change-id="ct54318240"/><text:a xlink:type="simple" xlink:href="https://github.com/seatgeek/fuzzywuzzy">uzzy</text:a></text:p>
          </table:table-cell>
          <table:table-cell table:style-name="Tableau1.A1" office:value-type="string">
            <text:p text:style-name="P1">La documentation dit « Fuzzy string matching like a boss ». C’est bien résumé. API très simple pour des comparaisons flous sur les chaînes de caractères.</text:p>
          </table:table-cell>
        </table:table-row>
        <table:table-row>
          <table:covered-table-cell/>
          <table:table-cell table:style-name="Tableau1.A1" office:value-type="string">
            <text:p text:style-name="P2"><text:a xlink:type="simple" xlink:href="https://bitbucket.org/spirit/guess_language">guess_language</text:a></text:p>
          </table:table-cell>
          <table:table-cell table:style-name="Tableau1.A1" office:value-type="string">
            <text:p text:style-name="P1">Essaye de deviner la langue dans laquelle est écrit un texte.</text:p>
          </table:table-cell>
        </table:table-row>
        <table:table-row>
          <table:covered-table-cell/>
          <table:table-cell table:style-name="Tableau1.A1" office:value-type="string">
            <text:p text:style-name="P2"><text:a xlink:type="simple" xlink:href="http://pypi.python.org/pypi/chardet">Chardet</text:a></text:p>
          </table:table-cell>
          <table:table-cell table:style-name="Tableau1.A1" office:value-type="string">
            <text:p text:style-name="P1">Essaye de deviner l’encodage dans lequel est écrit un texte. Utilisé par Mozilla.</text:p>
          </table:table-cell>
        </table:table-row>
        <table:table-row>
          <table:covered-table-cell/>
          <table:table-cell table:style-name="Tableau1.A1" office:value-type="string">
            <text:p text:style-name="P2"><text:change-start text:change-id="ct33278064"/><text:a xlink:type="simple" xlink:href="http://pyparsing.wikispaces.com/">PyParsing</text:a><text:change-end text:change-id="ct33278064"/></text:p>
          </table:table-cell>
          <table:table-cell table:style-name="Tableau1.A1" office:value-type="string">
            <text:p text:style-name="P1"><text:change-start text:change-id="ct33278352"/>Créer des parseurs pour des langages dont la grammaire est régu<text:change-end text:change-id="ct33278352"/><text:change-start text:change-id="ct33278800"/>lière en utilisant Python plutôt que des choses compliquées comme Lex<text:change-end text:change-id="ct33278800"/></text:p>
          </table:table-cell>
        </table:table-row>
        <table:table-row>
          <table:covered-table-cell/>
          <table:table-cell table:style-name="Tableau1.A1" office:value-type="string">
            <text:p text:style-name="P2"><text:change-start text:change-id="ct33276528"/><text:a xlink:type="simple" xlink:href="http://nltk.org/">NLTK</text:a><text:change-end text:change-id="ct33276528"/></text:p>
          </table:table-cell>
          <table:table-cell table:style-name="Tableau1.A1" office:value-type="string">
            <text:p text:style-name="P1"><text:change-start text:change-id="ct33276720"/>« Natural Language Toolkit » Une référence dans le domaine de l'analyse du langage naturel<text:change-end text:change-id="ct33276720"/></text:p>
          </table:table-cell>
        </table:table-row>
        <table:table-row table:style-name="Tableau1.38">
          <table:table-cell table:style-name="Tableau1.A1" office:value-type="string">
            <text:p text:style-name="P2">Coloration syntaxique</text:p>
          </table:table-cell>
          <table:table-cell table:style-name="Tableau1.A1" office:value-type="string">
            <text:p text:style-name="P2"><text:a xlink:type="simple" xlink:href="http://pygments.org/">Pygments</text:a></text:p>
          </table:table-cell>
          <table:table-cell table:style-name="Tableau1.A1" office:value-type="string">
            <text:p text:style-name="P1">Rapide et puisant, mais ne détecte pas automatiquement le langage utilisé.</text:p>
          </table:table-cell>
        </table:table-row>
        <table:table-row>
          <table:table-cell table:style-name="Tableau1.A1" table:number-rows-spanned="3" office:value-type="string">
            <text:p text:style-name="P2">Parser du XML</text:p>
          </table:table-cell>
          <table:table-cell table:style-name="Tableau1.A1" office:value-type="string">
            <text:p text:style-name="P2"><text:a xlink:type="simple" xlink:href="http://lxml.de/">LXML</text:a></text:p>
          </table:table-cell>
          <table:table-cell table:style-name="Tableau1.A1" office:value-type="string">
            <text:p text:style-name="P1">Facile, puissant, rapide, mais pip devra compiler cette bibliothèque. Dans ses dernières version, gère aussi le HTML, mais n’a pas la même tolérance que BeautifulSoup.</text:p>
          </table:table-cell>
        </table:table-row>
        <table:table-row>
          <table:covered-table-cell/>
          <table:table-cell table:style-name="Tableau1.A1" office:value-type="string">
            <text:p text:style-name="P2"><text:a xlink:type="simple" xlink:href="http://pypi.python.org/pypi/feedparser">Feedparser</text:a></text:p>
          </table:table-cell>
          <table:table-cell table:style-name="Tableau1.A1" office:value-type="string">
            <text:p text:style-name="P1">Extrait les données de flux RSS et Atom</text:p>
          </table:table-cell>
        </table:table-row>
        <table:table-row>
          <table:covered-table-cell/>
          <table:table-cell table:style-name="Tableau1.A1" office:value-type="string">
            <text:p text:style-name="P2"><text:change-start text:change-id="ct33284288"/><text:a xlink:type="simple" xlink:href="https://github.com/stchris/untangle">Untangle</text:a><text:change-end text:change-id="ct33284288"/></text:p>
          </table:table-cell>
          <table:table-cell table:style-name="Tableau1.A1" office:value-type="string">
            <text:p text:style-name="P1"><text:change-start text:change-id="ct33280976"/>Tranforme <text:change-end text:change-id="ct33280976"/><text:change-start text:change-id="ct33285488"/>un arbre XML en un objet Python. Lent mais une belle API très agréable et facile à manipuler<text:change-end text:change-id="ct33285488"/></text:p>
          </table:table-cell>
        </table:table-row>
        <table:table-row>
          <table:table-cell table:style-name="Tableau1.A1" table:number-rows-spanned="2" office:value-type="string">
            <text:p text:style-name="P2">Parser du HTML</text:p>
          </table:table-cell>
          <table:table-cell table:style-name="Tableau1.A1" office:value-type="string">
            <text:p text:style-name="P2"><text:a xlink:type="simple" xlink:href="http://www.crummy.com/software/BeautifulSoup/">Beautiful Soup</text:a></text:p>
          </table:table-cell>
          <table:table-cell table:style-name="Tableau1.A1" office:value-type="string">
            <text:p text:style-name="P1">Pas très rapide mais très puissant, mais capable d’analyser du HTML très mal formé, et est écrit en pur Python. N’utilisez pas la version 3. En concurrence avec HTML5Lib que je n’ai pas testé.</text:p>
          </table:table-cell>
        </table:table-row>
        <table:table-row>
          <table:covered-table-cell/>
          <table:table-cell table:style-name="Tableau1.A1" office:value-type="string">
            <text:p text:style-name="P2"><text:a xlink:type="simple" xlink:href="http://packages.python.org/pyquery/">PyQuery</text:a></text:p>
          </table:table-cell>
          <table:table-cell table:style-name="Tableau1.A1" office:value-type="string">
            <text:p text:style-name="P1">L’API de jQuery, portée en Python</text:p>
          </table:table-cell>
        </table:table-row>
        <table:table-row>
          <table:table-cell table:style-name="Tableau1.A1" table:number-rows-spanned="7" office:value-type="string">
            <text:p text:style-name="P2">Parser un fichier binaire</text:p>
          </table:table-cell>
          <table:table-cell table:style-name="Tableau1.A1" office:value-type="string">
            <text:p text:style-name="P2"><text:a xlink:type="simple" xlink:href="https://bitbucket.org/haypo/hachoir/wiki/Home">Hachoir</text:a></text:p>
          </table:table-cell>
          <table:table-cell table:style-name="Tableau1.A1" office:value-type="string">
            <text:p text:style-name="P1">Transforme un fichier binaire en un arbre de champs manipulables. La bibliothèque est par ailleurs très modulaire.</text:p>
          </table:table-cell>
        </table:table-row>
        <table:table-row>
          <table:covered-table-cell/>
          <table:table-cell table:style-name="Tableau1.A1" office:value-type="string">
            <text:p text:style-name="P2"><text:a xlink:type="simple" xlink:href="https://github.com/mikemaccana/python-docx">python-docx</text:a></text:p>
          </table:table-cell>
          <table:table-cell table:style-name="Tableau1.A1" office:value-type="string">
            <text:p text:style-name="P1">Lire et écrire dans le fameux format « standard » de MS Office. Dépendances lourdes : LXML et PIL.</text:p>
          </table:table-cell>
        </table:table-row>
        <table:table-row>
          <table:covered-table-cell/>
          <table:table-cell table:style-name="Tableau1.A1" office:value-type="string">
            <text:p text:style-name="P2"><text:a xlink:type="simple" xlink:href="http://pyrtf.sourceforge.net/">PyRTF</text:a></text:p>
          </table:table-cell>
          <table:table-cell table:style-name="Tableau1.A1" office:value-type="string">
            <text:p text:style-name="P1">Lire et écrire en RTF, seul format 100 % compatible avec MS Office et Libre Office.</text:p>
          </table:table-cell>
        </table:table-row>
        <table:table-row>
          <table:covered-table-cell/>
          <table:table-cell table:style-name="Tableau1.A1" office:value-type="string">
            <text:p text:style-name="P2"><text:change-start text:change-id="ct33291504"/>R<text:change-end text:change-id="ct33291504"/><text:change text:change-id="ct33291696"/><text:a xlink:type="simple" xlink:href="http://www.reportlab.com/">eportlab</text:a></text:p>
          </table:table-cell>
          <table:table-cell table:style-name="Tableau1.A1" office:value-type="string">
            <text:p text:style-name="P1">Lire et écrire des PDF, au pixel prêt.</text:p>
          </table:table-cell>
        </table:table-row>
        <table:table-row>
          <table:covered-table-cell/>
          <table:table-cell table:style-name="Tableau1.A1" office:value-type="string">
            <text:p text:style-name="P2"><text:a xlink:type="simple" xlink:href="http://pypi.python.org/pypi/odfpy">OdfPy</text:a></text:p>
          </table:table-cell>
          <table:table-cell table:style-name="Tableau1.A1" office:value-type="string">
            <text:p text:style-name="P1">Manipuler les fichiers ODF en pur Python</text:p>
          </table:table-cell>
        </table:table-row>
        <table:table-row>
          <table:covered-table-cell/>
          <table:table-cell table:style-name="Tableau1.A1" office:value-type="string">
            <text:p text:style-name="P2"><text:a xlink:type="simple" xlink:href="http://appyframework.org/pod.html">Pod</text:a></text:p>
          </table:table-cell>
          <table:table-cell table:style-name="Tableau1.A1" office:value-type="string">
            <text:p text:style-name="P1">Une solution hybride qui part d’un template au format ODF (et pouvant contenir du code Python) qui ensuite génère du PDF, DOC, RTF ou TXT derrière. Requiert LibreOffice en mode serveur.</text:p>
          </table:table-cell>
        </table:table-row>
        <table:table-row>
          <table:covered-table-cell/>
          <table:table-cell table:style-name="Tableau1.A1" office:value-type="string">
            <text:p text:style-name="P2"><text:change-start text:change-id="ct33295824"/><text:a xlink:type="simple" xlink:href="https://secure.simplistix.co.uk/svn/xlrd/trunk/xlrd/doc/xlrd.html">xlrd</text:a><text:change-end text:change-id="ct33295824"/></text:p>
          </table:table-cell>
          <table:table-cell table:style-name="Tableau1.A1" office:value-type="string">
            <text:p text:style-name="P1"><text:change-start text:change-id="ct33294144"/>Lire les documents produits par Excel<text:change-end text:change-id="ct33294144"/></text:p>
          </table:table-cell>
        </table:table-row>
        <table:table-row table:style-name="Tableau1.2">
          <table:table-cell table:style-name="Tableau1.A2" table:number-columns-spanned="3" office:value-type="string">
            <text:p text:style-name="P2">Science</text:p>
          </table:table-cell>
          <table:covered-table-cell/>
          <table:covered-table-cell/>
        </table:table-row>
        <table:table-row>
          <table:table-cell table:style-name="Tableau1.A1" table:number-rows-spanned="2" office:value-type="string">
            <text:p text:style-name="P2">Calculs</text:p>
          </table:table-cell>
          <table:table-cell table:style-name="Tableau1.A1" office:value-type="string">
            <text:p text:style-name="P2"><text:a xlink:type="simple" xlink:href="http://numpy.scipy.org/">NumPy</text:a></text:p>
          </table:table-cell>
          <table:table-cell table:style-name="Tableau1.A1" office:value-type="string">
            <text:p text:style-name="P1">Bibliothèque de calculs scientifiques haute performance avec gestion des grands jeux de nombres, matrices avec n dimensions et même de quoi réutiliser son vieux code C/C++ ou Fortran. Requiert une compilation pour pip.</text:p>
          </table:table-cell>
        </table:table-row>
        <table:table-row>
          <table:covered-table-cell/>
          <table:table-cell table:style-name="Tableau1.A1" office:value-type="string">
            <text:p text:style-name="P2"><text:a xlink:type="simple" xlink:href="http://www.scipy.org/">SciPy</text:a></text:p>
          </table:table-cell>
          <table:table-cell table:style-name="Tableau1.A1" office:value-type="string">
            <text:p text:style-name="P1">Utilise la puissance de NumPy pour fournir des opérations avancées rapides sur les grands jeux de nombre et les matrices.</text:p>
          </table:table-cell>
        </table:table-row>
        <table:table-row>
          <table:table-cell table:style-name="Tableau1.A1" table:number-rows-spanned="2" office:value-type="string">
            <text:p text:style-name="P2">Création de graphiques</text:p>
          </table:table-cell>
          <table:table-cell table:style-name="Tableau1.A1" office:value-type="string">
            <text:p text:style-name="P2"><text:a xlink:type="simple" xlink:href="http://matplotlib.org/">Matplotlib</text:a></text:p>
          </table:table-cell>
          <table:table-cell table:style-name="Tableau1.A1" office:value-type="string">
            <text:p text:style-name="P1">Produit des graphiques en 2D de bonnes qualités, du plus simple au plus complexe. Très bien intégré au shell iPython avec lequel il permet de recréer un environnement similaire à MatLab.</text:p>
          </table:table-cell>
        </table:table-row>
        <table:table-row>
          <table:covered-table-cell/>
          <table:table-cell table:style-name="Tableau1.A1" office:value-type="string">
            <text:p text:style-name="P2"><text:a xlink:type="simple" xlink:href="http://networkx.lanl.gov/">Networkx</text:a></text:p>
          </table:table-cell>
          <table:table-cell table:style-name="Tableau1.A1" office:value-type="string">
            <text:p text:style-name="P1">Création et manipulation de graphes nœud par nœud. Export en SVG.</text:p>
          </table:table-cell>
        </table:table-row>
        <table:table-row>
          <table:table-cell table:style-name="Tableau1.A1" table:number-rows-spanned="5" office:value-type="string">
            <text:p text:style-name="P2">Analyse de données et modélisation</text:p>
          </table:table-cell>
          <table:table-cell table:style-name="Tableau1.A1" office:value-type="string">
            <text:p text:style-name="P2"><text:a xlink:type="simple" xlink:href="http://pandas.pydata.org/">Pandas</text:a></text:p>
          </table:table-cell>
          <table:table-cell table:style-name="Tableau1.A1" office:value-type="string">
            <text:p text:style-name="P1">Traitement en masse de gros échantillons de données pour en extraire les parties significatives et les traiter.</text:p>
          </table:table-cell>
        </table:table-row>
        <table:table-row>
          <table:covered-table-cell/>
          <table:table-cell table:style-name="Tableau1.A1" office:value-type="string">
            <text:p text:style-name="P2"><text:a xlink:type="simple" xlink:href="http://www.pytables.org/moin">PyTables</text:a></text:p>
          </table:table-cell>
          <table:table-cell table:style-name="Tableau1.A1" office:value-type="string">
            <text:p text:style-name="P1">Manipulation de gros jeux de données hiérarchiques avec optimisation automatique des ressources disque et mémoire utilisées (notamment en utilisant la compression à la volée).</text:p>
          </table:table-cell>
        </table:table-row>
        <table:table-row>
          <table:covered-table-cell/>
          <table:table-cell table:style-name="Tableau1.A1" office:value-type="string">
            <text:p text:style-name="P2"><text:a xlink:type="simple" xlink:href="http://docs.python-tablib.org/en/latest/">Tablib</text:a></text:p>
          </table:table-cell>
          <table:table-cell table:style-name="Tableau1.A1" office:value-type="string">
            <text:p text:style-name="P1">API élégante pour importer, manipuler et exporter des jeux de données tabulaires. Supporte la ségrégation, les colonnes dynamiques, les tags et le filtrage ainsi que l’export JSON, YML, CSV et XLS.</text:p>
          </table:table-cell>
        </table:table-row>
        <table:table-row>
          <table:covered-table-cell/>
          <table:table-cell table:style-name="Tableau1.A1" office:value-type="string">
            <text:p text:style-name="P2"><text:a xlink:type="simple" xlink:href="http://rpy.sourceforge.net/rpy2.html">SimPy</text:a></text:p>
          </table:table-cell>
          <table:table-cell table:style-name="Tableau1.A1" office:value-type="string">
            <text:p text:style-name="P1">Bibliothèque de simulation en Python similaire à REPAST ou NetLogo en moins puissant.</text:p>
          </table:table-cell>
        </table:table-row>
        <table:table-row>
          <table:covered-table-cell/>
          <table:table-cell table:style-name="Tableau1.A1" office:value-type="string">
            <text:p text:style-name="P2"><text:a xlink:type="simple" xlink:href="http://rpy.sourceforge.net/rpy2.html">RPy2</text:a></text:p>
          </table:table-cell>
          <table:table-cell table:style-name="Tableau1.A1" office:value-type="string">
            <text:p text:style-name="P1">Utiliser R, depuis Python</text:p>
          </table:table-cell>
        </table:table-row>
        <table:table-row table:style-name="Tableau1.2">
          <table:table-cell table:style-name="Tableau1.A2" table:number-columns-spanned="3" office:value-type="string">
            <text:p text:style-name="P2">Web et Internet</text:p>
          </table:table-cell>
          <table:covered-table-cell/>
          <table:covered-table-cell/>
        </table:table-row>
        <table:table-row table:style-name="Tableau1.36">
          <table:table-cell table:style-name="Tableau1.A1" office:value-type="string">
            <text:p text:style-name="P2">Crawling</text:p>
          </table:table-cell>
          <table:table-cell table:style-name="Tableau1.A1" office:value-type="string">
            <text:p text:style-name="P2"><text:a xlink:type="simple" xlink:href="http://scrapy.org/">Scrappy</text:a></text:p>
          </table:table-cell>
          <table:table-cell table:style-name="Tableau1.A1" office:value-type="string">
            <text:p text:style-name="P1">Un framework entier pour créer des bots qui vont parcourir et extraire des données de sites entiers. Vraiment très complet.</text:p>
          </table:table-cell>
        </table:table-row>
        <table:table-row>
          <table:table-cell table:style-name="Tableau1.A1" table:number-rows-spanned="6" office:value-type="string">
            <text:p text:style-name="P2">Framework</text:p>
          </table:table-cell>
          <table:table-cell table:style-name="Tableau1.A1" office:value-type="string">
            <text:p text:style-name="P2"><text:a xlink:type="simple" xlink:href="http://www.bottlepy.org/docs/dev/">Bottle</text:a></text:p>
          </table:table-cell>
          <table:table-cell table:style-name="Tableau1.A1" office:value-type="string">
            <text:p text:style-name="P1">Un micro-framework qui tient dans un fichier. Excellent pour débuter la programmation Web avec Python ou pour un petit projet vite-fait. Pas d’ORM, mais un langage de template.</text:p>
          </table:table-cell>
        </table:table-row>
        <table:table-row>
          <table:covered-table-cell/>
          <table:table-cell table:style-name="Tableau1.A1" office:value-type="string">
            <text:p text:style-name="P2"><text:a xlink:type="simple" xlink:href="http://www.cherrypy.org/">CherryPy</text:a></text:p>
          </table:table-cell>
          <table:table-cell table:style-name="Tableau1.A1" office:value-type="string">
            <text:p text:style-name="P1">Framework POO assez complet mais sans ORM ni langage de template. Embarque un serveur HTTP en pur Python assez performant (et intégrable à Bottle)</text:p>
          </table:table-cell>
        </table:table-row>
        <table:table-row>
          <table:covered-table-cell/>
          <table:table-cell table:style-name="Tableau1.A1" office:value-type="string">
            <text:p text:style-name="P2"><text:a xlink:type="simple" xlink:href="https://www.djangoproject.com/">Django</text:a></text:p>
          </table:table-cell>
          <table:table-cell table:style-name="Tableau1.A1" office:value-type="string">
            <text:p text:style-name="P1">Le plus utilisé dans la communauté Python. Très intégré, extrêmement complet (ORM, template, formulaire, admin, middlewares, etc), grande quantité de ressources et de bibliothèques autour du projet. Malgré cela, assez facile à prendre en main.</text:p>
          </table:table-cell>
        </table:table-row>
        <table:table-row>
          <table:covered-table-cell/>
          <table:table-cell table:style-name="Tableau1.A1" office:value-type="string">
            <text:p text:style-name="P2"><text:a xlink:type="simple" xlink:href="http://www.pylonsproject.org/">Pyramid</text:a></text:p>
          </table:table-cell>
          <table:table-cell table:style-name="Tableau1.A1" office:value-type="string">
            <text:p text:style-name="P1">Une fusion de la plupart des anciens concurrents de Django. Beaucoup plus découplé. A surveiller.</text:p>
          </table:table-cell>
        </table:table-row>
        <table:table-row>
          <table:covered-table-cell/>
          <table:table-cell table:style-name="Tableau1.A1" office:value-type="string">
            <text:p text:style-name="P2"><text:a xlink:type="simple" xlink:href="http://www.tornadoweb.org/">Tornado</text:a></text:p>
          </table:table-cell>
          <table:table-cell table:style-name="Tableau1.A1" office:value-type="string">
            <text:p text:style-name="P1">Un framework asynchrone plus accessible que Twisted, mais un peu moins performant et surtout spécialisé dans le Web. Utilisé notamment par Facebook.</text:p>
          </table:table-cell>
        </table:table-row>
        <table:table-row>
          <table:covered-table-cell/>
          <table:table-cell table:style-name="Tableau1.A1" office:value-type="string">
            <text:p text:style-name="P2"><text:a xlink:type="simple" xlink:href="http://twistedmatrix.com/trac/">Twisted</text:a></text:p>
          </table:table-cell>
          <table:table-cell table:style-name="Tableau1.A1" office:value-type="string">
            <text:p text:style-name="P1">Spécialisé dans la programmation asynchrone. Peut faire bien plus que du Web, en fait tout ce qui est réseau, et en haute performance. Le prix a payer est sa complexité. Nécessite d’être compilé par pip.</text:p>
          </table:table-cell>
        </table:table-row>
        <table:table-row>
          <table:table-cell table:style-name="Tableau1.A1" table:number-rows-spanned="4" office:value-type="string">
            <text:p text:style-name="P2">Messaging</text:p>
          </table:table-cell>
          <table:table-cell table:style-name="Tableau1.A1" office:value-type="string">
            <text:p text:style-name="P2"><text:a xlink:type="simple" xlink:href="http://pypi.python.org/pypi/celery/2.5.5">Celery</text:a></text:p>
          </table:table-cell>
          <table:table-cell table:style-name="Tableau1.A1" office:value-type="string">
            <text:p text:style-name="P1">Surcouche à Kombu pour implémenter des file de tâches et des tâches récurrentes. On l’utilise généralement en lieu et place de Kombu.</text:p>
          </table:table-cell>
        </table:table-row>
        <table:table-row>
          <table:covered-table-cell/>
          <table:table-cell table:style-name="Tableau1.A1" office:value-type="string">
            <text:p text:style-name="P2"><text:a xlink:type="simple" xlink:href="http://pypi.python.org/pypi/kombu">Kombu</text:a></text:p>
          </table:table-cell>
          <table:table-cell table:style-name="Tableau1.A1" office:value-type="string">
            <text:p text:style-name="P1">Le status quo dans la gestion de messages et de queues proposant une interface unifiée quelque soit le broker. Supporte RabbitMQ, Redis, Beanstalk, Amazon SQS, CouchDB, MongoDB et ZooKeeper.</text:p>
          </table:table-cell>
        </table:table-row>
        <table:table-row>
          <table:covered-table-cell/>
          <table:table-cell table:style-name="Tableau1.A1" office:value-type="string">
            <text:p text:style-name="P2"><text:a xlink:type="simple" xlink:href="https://github.com/zeromq/pyzmq">PyZMQ</text:a></text:p>
          </table:table-cell>
          <table:table-cell table:style-name="Tableau1.A1" office:value-type="string">
            <text:p text:style-name="P1">Support Python pour le protocole ZeroMQ. Nécessite une compilation de la part de pip.</text:p>
          </table:table-cell>
        </table:table-row>
        <table:table-row>
          <table:covered-table-cell/>
          <table:table-cell table:style-name="Tableau1.A1" office:value-type="string">
            <text:p text:style-name="P2"><text:a xlink:type="simple" xlink:href="http://www.snakemq.net/">SnakeMQ</text:a></text:p>
          </table:table-cell>
          <table:table-cell table:style-name="Tableau1.A1" office:value-type="string">
            <text:p text:style-name="P1">Implémentation prometteuse en pur Python d’un protocole de messagerie similaire à ZeroMQ. Jeune, immature, incompatible avec ZeroMQ.</text:p>
          </table:table-cell>
        </table:table-row>
        <table:table-row>
          <table:table-cell table:style-name="Tableau1.A1" table:number-rows-spanned="2" office:value-type="string">
            <text:p text:style-name="P2">Proxys et serveurs</text:p>
          </table:table-cell>
          <table:table-cell table:style-name="Tableau1.A1" office:value-type="string">
            <text:p text:style-name="P2"><text:a xlink:type="simple" xlink:href="http://packages.python.org/Deliverance/">Deliverance</text:a></text:p>
          </table:table-cell>
          <table:table-cell table:style-name="Tableau1.A1" office:value-type="string">
            <text:p text:style-name="P1">Prend le design de n’importe quel site en ligne et l’adapte sur un autre site que vous possédez. Pratique pour changer l’aspect d’un site dont le thème est très difficile à modifier (exemple : un site Zope ou Plone)</text:p>
          </table:table-cell>
        </table:table-row>
        <table:table-row>
          <table:covered-table-cell/>
          <table:table-cell table:style-name="Tableau1.A1" office:value-type="string">
            <text:p text:style-name="P2"><text:a xlink:type="simple" xlink:href="http://pypi.python.org/pypi/gunicorn">Gunicorn</text:a></text:p>
          </table:table-cell>
          <table:table-cell table:style-name="Tableau1.A1" office:value-type="string">
            <text:p text:style-name="P1">Un serveur compatible WSGI assez rapide. Très utilisé en couple avec Nginx et Django. Nécessite une compilation pour pip.</text:p>
          </table:table-cell>
        </table:table-row>
        <table:table-row>
          <table:table-cell table:style-name="Tableau1.A1" table:number-rows-spanned="5" office:value-type="string">
            <text:p text:style-name="P2">HTTP</text:p>
          </table:table-cell>
          <table:table-cell table:style-name="Tableau1.A1" office:value-type="string">
            <text:p text:style-name="P2"><text:a xlink:type="simple" xlink:href="http://jeanphix.me/Ghost.py/">Ghost.py</text:a></text:p>
          </table:table-cell>
          <table:table-cell table:style-name="Tableau1.A1" office:value-type="string">
            <text:p text:style-name="P1"><text:change-start text:change-id="ct32512928"/><office:annotation><dc:creator>D B</dc:creator><dc:date>2012-11-26T12:18:24</dc:date><text:p text:style-name="P8"><text:span text:style-name="T3">Simule</text:span></text:p></office:annotation><text:change-end text:change-id="ct32512928"/>Simul<text:change-start text:change-id="ct33330160"/>er<text:change-end text:change-id="ct33330160"/><text:change text:change-id="ct33429760"/> un navigateur Web incluant un moteur de rendu complet (Webkit) et donc <text:change text:change-id="ct33335248"/><text:change-start text:change-id="ct32512096"/>JavaScript<text:change-end text:change-id="ct32512096"/>. Nécessite PySide et donc un <text:change text:change-id="ct33332880"/><text:change text:change-id="ct33417392"/><text:change-start text:change-id="ct33333072"/>gros<text:change-end text:change-id="ct33333072"/> <text:change text:change-id="ct33422960"/><text:change text:change-id="ct33413984"/><text:change-start text:change-id="ct33414176"/>boulot<text:change-end text:change-id="ct33414176"/> d’installation.</text:p>
          </table:table-cell>
        </table:table-row>
        <table:table-row>
          <table:covered-table-cell/>
          <table:table-cell table:style-name="Tableau1.A1" office:value-type="string">
            <text:p text:style-name="P2"><text:a xlink:type="simple" xlink:href="http://pypi.python.org/pypi/mechanize">Mechanize</text:a></text:p>
          </table:table-cell>
          <table:table-cell table:style-name="Tableau1.A1" office:value-type="string">
            <text:p text:style-name="P1">Simule un navigateur Web (sans le javascript)</text:p>
          </table:table-cell>
        </table:table-row>
        <table:table-row>
          <table:covered-table-cell/>
          <table:table-cell table:style-name="Tableau1.A1" office:value-type="string">
            <text:p text:style-name="P2"><text:a xlink:type="simple" xlink:href="http://rg3.github.com/youtube-dl/">Youtube-dl</text:a></text:p>
          </table:table-cell>
          <table:table-cell table:style-name="Tableau1.A1" office:value-type="string">
            <text:p text:style-name="P1">Téléchargement des vidéos et metadata sur des dizaines de sites de streaming, de manière uniforme.</text:p>
          </table:table-cell>
        </table:table-row>
        <table:table-row>
          <table:covered-table-cell/>
          <table:table-cell table:style-name="Tableau1.A1" office:value-type="string">
            <text:p text:style-name="P2"><text:a xlink:type="simple" xlink:href="http://docs.python-requests.org/en/latest/index.html">Requests</text:a></text:p>
          </table:table-cell>
          <table:table-cell table:style-name="Tableau1.A1" office:value-type="string">
            <text:p text:style-name="P1">Une surcouche à urllib2 qui rend l’utilisation de requête HTTP belle et agréable.</text:p>
          </table:table-cell>
        </table:table-row>
        <table:table-row>
          <table:covered-table-cell/>
          <table:table-cell table:style-name="Tableau1.A1" office:value-type="string">
            <text:p text:style-name="P2"><text:a xlink:type="simple" xlink:href="https://github.com/kennethreitz/grequests">Grequest</text:a></text:p>
          </table:table-cell>
          <table:table-cell table:style-name="Tableau1.A1" office:value-type="string">
            <text:p text:style-name="P1">Un wrapper de requests utilisant Gevent pour rendre la bibliothèque asynchrone.</text:p>
          </table:table-cell>
        </table:table-row>
        <table:table-row>
          <table:table-cell table:style-name="Tableau1.A1" table:number-rows-spanned="5" office:value-type="string">
            <text:p text:style-name="P2">Webservices</text:p>
          </table:table-cell>
          <table:table-cell table:style-name="Tableau1.A1" office:value-type="string">
            <text:p text:style-name="P2"><text:a xlink:type="simple" xlink:href="https://github.com/simplegeo/python-oauth2">Python-oauth2</text:a></text:p>
          </table:table-cell>
          <table:table-cell table:style-name="Tableau1.A1" office:value-type="string">
            <text:p text:style-name="P1">Actuellement le meilleur client pour gérer Oauth en Python<text:change-start text:change-id="ct33246176"/>.<text:change-end text:change-id="ct33246176"/></text:p>
          </table:table-cell>
        </table:table-row>
        <table:table-row>
          <table:covered-table-cell/>
          <table:table-cell table:style-name="Tableau1.A1" office:value-type="string">
            <text:p text:style-name="P2"><text:a xlink:type="simple" xlink:href="https://fedorahosted.org/suds/">Suds</text:a></text:p>
          </table:table-cell>
          <table:table-cell table:style-name="Tableau1.A1" office:value-type="string">
            <text:p text:style-name="P1">La seule bibliothèque efficace et stable pour créer un client SOAP.</text:p>
          </table:table-cell>
        </table:table-row>
        <table:table-row>
          <table:covered-table-cell/>
          <table:table-cell table:style-name="Tableau1.A1" office:value-type="string">
            <text:p text:style-name="P2"><text:a xlink:type="simple" xlink:href="https://github.com/arskom/spyne">Spyne</text:a></text:p>
          </table:table-cell>
          <table:table-cell table:style-name="Tableau1.A1" office:value-type="string">
            <text:p text:style-name="P1">SOAPLib marche très bien pour créer des serveurs SOAP, mais elle est dépréciée. Elle est néanmoins intégrée dans Spyne, qui se veut une solution généraliste pour créer des Webservices.</text:p>
          </table:table-cell>
        </table:table-row>
        <table:table-row>
          <table:covered-table-cell/>
          <table:table-cell table:style-name="Tableau1.A1" office:value-type="string">
            <text:p text:style-name="P2"><text:a xlink:type="simple" xlink:href="https://github.com/jgorset/facepy">Facepy</text:a></text:p>
          </table:table-cell>
          <table:table-cell table:style-name="Tableau1.A1" office:value-type="string">
            <text:p text:style-name="P1">Un client pour interagir avec la Graph API de Facebook. Seule alternative à jour depuis l’abandon de FB de sa propre lib et l’absence de mise à jour de facebook-sdk.</text:p>
          </table:table-cell>
        </table:table-row>
        <table:table-row>
          <table:covered-table-cell/>
          <table:table-cell table:style-name="Tableau1.A1" office:value-type="string">
            <text:p text:style-name="P2"><text:a xlink:type="simple" xlink:href="http://pypi.python.org/pypi/twitter/">Twitter</text:a></text:p>
          </table:table-cell>
          <table:table-cell table:style-name="Tableau1.A1" office:value-type="string">
            <text:p text:style-name="P1">Un client basique pour interagir avec Tw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Grande" svg:font-family="'Lucida Grande'"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style:contextual-spacing="false"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style:contextual-spacing="false"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100%" fo:margin-left="1cm" fo:margin-right="0cm" fo:margin-top="0.4cm" fo:margin-bottom="0.4cm" style:contextual-spacing="false"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style:contextual-spacing="false" fo:keep-together="always" fo:text-indent="0cm" style:auto-text-indent="false" style:page-number="auto" fo:padding="0.25cm" fo:border="0.06pt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100%" fo:margin-left="0cm" fo:margin-right="0cm" fo:margin-top="0cm" fo:margin-bottom="0cm" style:contextual-spacing="false" fo:text-align="start" style:justify-single-word="false" fo:text-indent="0cm" style:auto-text-indent="false" style:shadow="none"/>
      <style:text-properties style:font-name="Courier New"/>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member0_5f_python" style:display-name="member0_python" style:family="text">
      <style:text-properties fo:color="#000000" fo:font-style="normal" fo:font-weight="normal"/>
    </style:style>
    <style:style style:name="keyword3_5f_python" style:display-name="keyword3_python" style:family="text">
      <style:text-properties fo:color="#0000cd" fo:font-style="normal" fo:font-weight="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ans_20_nom1" style:display-name="Sans nom1" style:family="graphic" style:parent-style-name="Fram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svg:width="0.34cm" svg:height="0.041cm"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Chapitre " style:num-suffix=" :" style:num-format="Native Numbering">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kevin</meta:initial-creator>
    <meta:creation-date>2007-03-27T14:45:53</meta:creation-date>
    <dc:language>fr-FR</dc:language>
    <meta:editing-cycles>1739</meta:editing-cycles>
    <meta:editing-duration>P3DT3H4M54S</meta:editing-duration>
    <dc:date>2012-11-29T00:53:50</dc:date>
    <dc:creator>kevin </dc:creator>
    <meta:document-statistic meta:table-count="1" meta:image-count="0" meta:object-count="0" meta:page-count="7" meta:paragraph-count="303" meta:word-count="2666" meta:character-count="16789" meta:non-whitespace-character-count="14424"/>
    <meta:user-defined meta:name="Info 1"/>
    <meta:user-defined meta:name="Info 2"/>
    <meta:user-defined meta:name="Info 3"/>
    <meta:user-defined meta:name="Info 4"/>
  </office:meta>
</office:document-meta>
</file>